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67f9df"/>
    </style:style>
    <style:style style:name="P7" style:family="paragraph" style:parent-style-name="Table_20_Contents">
      <style:text-properties officeooo:paragraph-rsid="01924b2d"/>
    </style:style>
    <style:style style:name="P8" style:family="paragraph" style:parent-style-name="Table_20_Contents">
      <style:text-properties officeooo:paragraph-rsid="00767c54"/>
    </style:style>
    <style:style style:name="P9" style:family="paragraph" style:parent-style-name="Table_20_Contents">
      <style:text-properties officeooo:paragraph-rsid="004d3c50"/>
    </style:style>
    <style:style style:name="P10" style:family="paragraph" style:parent-style-name="Table_20_Contents">
      <style:text-properties officeooo:paragraph-rsid="01f34d1f"/>
    </style:style>
    <style:style style:name="P11" style:family="paragraph" style:parent-style-name="Table_20_Contents">
      <style:text-properties officeooo:paragraph-rsid="014029c5"/>
    </style:style>
    <style:style style:name="P12" style:family="paragraph" style:parent-style-name="Table_20_Contents">
      <style:text-properties officeooo:paragraph-rsid="00b698e2"/>
    </style:style>
    <style:style style:name="P13" style:family="paragraph" style:parent-style-name="Table_20_Contents">
      <style:text-properties officeooo:paragraph-rsid="02a0406a"/>
    </style:style>
    <style:style style:name="P14" style:family="paragraph" style:parent-style-name="Table_20_Contents">
      <style:text-properties officeooo:paragraph-rsid="00bfdbd1"/>
    </style:style>
    <style:style style:name="P15" style:family="paragraph" style:parent-style-name="Table_20_Contents">
      <style:text-properties officeooo:paragraph-rsid="0127770a"/>
    </style:style>
    <style:style style:name="P16" style:family="paragraph" style:parent-style-name="Table_20_Contents">
      <style:text-properties officeooo:paragraph-rsid="026e31be"/>
    </style:style>
    <style:style style:name="P17" style:family="paragraph" style:parent-style-name="Table_20_Contents">
      <style:text-properties officeooo:paragraph-rsid="01536d5b"/>
    </style:style>
    <style:style style:name="P18" style:family="paragraph" style:parent-style-name="Table_20_Contents">
      <style:text-properties officeooo:paragraph-rsid="006e8e1a"/>
    </style:style>
    <style:style style:name="P19" style:family="paragraph" style:parent-style-name="Table_20_Contents">
      <style:text-properties officeooo:paragraph-rsid="017f7b3e"/>
    </style:style>
    <style:style style:name="P20" style:family="paragraph" style:parent-style-name="Table_20_Contents">
      <style:text-properties officeooo:paragraph-rsid="01c67a72"/>
    </style:style>
    <style:style style:name="P21" style:family="paragraph" style:parent-style-name="Table_20_Contents">
      <style:text-properties officeooo:paragraph-rsid="024d698d"/>
    </style:style>
    <style:style style:name="P22" style:family="paragraph" style:parent-style-name="Table_20_Contents">
      <style:text-properties officeooo:paragraph-rsid="00e67b40"/>
    </style:style>
    <style:style style:name="P23" style:family="paragraph" style:parent-style-name="Table_20_Contents">
      <style:text-properties officeooo:paragraph-rsid="012d6f0c"/>
    </style:style>
    <style:style style:name="P24" style:family="paragraph" style:parent-style-name="Table_20_Contents">
      <style:text-properties officeooo:paragraph-rsid="009375c2"/>
    </style:style>
    <style:style style:name="P25" style:family="paragraph" style:parent-style-name="Table_20_Contents">
      <style:text-properties officeooo:paragraph-rsid="01262962"/>
    </style:style>
    <style:style style:name="P26" style:family="paragraph" style:parent-style-name="Table_20_Contents">
      <style:text-properties officeooo:paragraph-rsid="012a02c9"/>
    </style:style>
    <style:style style:name="P27" style:family="paragraph" style:parent-style-name="Table_20_Contents">
      <style:text-properties officeooo:paragraph-rsid="01f2ee4b"/>
    </style:style>
    <style:style style:name="P28" style:family="paragraph" style:parent-style-name="Table_20_Contents">
      <style:text-properties officeooo:paragraph-rsid="01d72fd8"/>
    </style:style>
    <style:style style:name="P29" style:family="paragraph" style:parent-style-name="Table_20_Contents">
      <style:text-properties officeooo:paragraph-rsid="011fee52"/>
    </style:style>
    <style:style style:name="P30" style:family="paragraph" style:parent-style-name="Table_20_Contents">
      <style:text-properties officeooo:paragraph-rsid="01c4af9a"/>
    </style:style>
    <style:style style:name="P31" style:family="paragraph" style:parent-style-name="Table_20_Contents">
      <style:text-properties officeooo:paragraph-rsid="0072b850"/>
    </style:style>
    <style:style style:name="P32" style:family="paragraph" style:parent-style-name="Table_20_Contents">
      <style:text-properties officeooo:paragraph-rsid="01daa4a7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officeooo:paragraph-rsid="026e3ebc"/>
    </style:style>
    <style:style style:name="P35" style:family="paragraph" style:parent-style-name="Table_20_Contents">
      <style:text-properties officeooo:paragraph-rsid="026ef928"/>
    </style:style>
    <style:style style:name="P36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2" style:family="paragraph" style:parent-style-name="Table_20_Contents">
      <style:text-properties officeooo:paragraph-rsid="0108f4cf"/>
    </style:style>
    <style:style style:name="P43" style:family="paragraph" style:parent-style-name="Table_20_Contents">
      <style:text-properties officeooo:paragraph-rsid="0294e861"/>
    </style:style>
    <style:style style:name="P44" style:family="paragraph" style:parent-style-name="Table_20_Contents">
      <style:text-properties officeooo:paragraph-rsid="010e8474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46" style:family="paragraph" style:parent-style-name="Table_20_Contents">
      <style:text-properties officeooo:paragraph-rsid="003a1440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29b8ceb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57" style:family="paragraph" style:parent-style-name="Table_20_Contents">
      <style:text-properties officeooo:paragraph-rsid="015fc100"/>
    </style:style>
    <style:style style:name="P58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64" style:family="paragraph" style:parent-style-name="Table_20_Contents">
      <style:text-properties officeooo:paragraph-rsid="010ba44b"/>
    </style:style>
    <style:style style:name="P65" style:family="paragraph" style:parent-style-name="Table_20_Contents">
      <style:text-properties officeooo:paragraph-rsid="0116c433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7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2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officeooo:paragraph-rsid="0258ad30"/>
    </style:style>
    <style:style style:name="P86" style:family="paragraph" style:parent-style-name="Table_20_Contents">
      <style:text-properties officeooo:paragraph-rsid="025e6e41"/>
    </style:style>
    <style:style style:name="P87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8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9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0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1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2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3" style:family="paragraph" style:parent-style-name="Table_20_Contents">
      <style:text-properties style:font-name="Courier New" fo:font-size="10pt" fo:language="zxx" fo:country="none" fo:font-style="normal" officeooo:rsid="0213f657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4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5" style:family="paragraph" style:parent-style-name="Table_20_Contents">
      <style:text-properties style:font-name="Courier New" fo:font-size="10pt" fo:language="zxx" fo:country="none" fo:font-style="normal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98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99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100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03" style:family="paragraph" style:parent-style-name="Table_20_Contents">
      <style:text-properties officeooo:paragraph-rsid="020801da"/>
    </style:style>
    <style:style style:name="P104" style:family="paragraph" style:parent-style-name="Table_20_Contents">
      <style:text-properties officeooo:paragraph-rsid="022a3a56"/>
    </style:style>
    <style:style style:name="P105" style:family="paragraph" style:parent-style-name="Table_20_Contents">
      <style:text-properties officeooo:paragraph-rsid="02062754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Table_20_Contents">
      <style:text-properties officeooo:paragraph-rsid="0230b508"/>
    </style:style>
    <style:style style:name="P108" style:family="paragraph" style:parent-style-name="Table_20_Contents">
      <style:text-properties officeooo:paragraph-rsid="022f0ff6"/>
    </style:style>
    <style:style style:name="P109" style:family="paragraph" style:parent-style-name="Table_20_Contents">
      <style:text-properties officeooo:paragraph-rsid="0049a42a"/>
    </style:style>
    <style:style style:name="P1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2" style:family="paragraph" style:parent-style-name="Table_20_Contents">
      <style:text-properties style:font-name="Courier New" fo:font-size="10pt" style:font-size-asian="10pt" style:font-size-complex="10pt"/>
    </style:style>
    <style:style style:name="P113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14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5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16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7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a3c7b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3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5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officeooo:rsid="00c77656"/>
    </style:style>
    <style:style style:name="T15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0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1" style:family="text">
      <style:text-properties officeooo:rsid="0277dedb"/>
    </style:style>
    <style:style style:name="T162" style:family="text">
      <style:text-properties officeooo:rsid="023d069c"/>
    </style:style>
    <style:style style:name="T163" style:family="text">
      <style:text-properties fo:color="#000000" loext:opacity="100%" style:font-name="Courier New" style:font-name-complex="Courier New"/>
    </style:style>
    <style:style style:name="T16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5" style:family="text">
      <style:text-properties officeooo:rsid="023ec219"/>
    </style:style>
    <style:style style:name="T166" style:family="text">
      <style:text-properties officeooo:rsid="0213f657"/>
    </style:style>
    <style:style style:name="T167" style:family="text">
      <style:text-properties officeooo:rsid="02984091"/>
    </style:style>
    <style:style style:name="T168" style:family="text">
      <style:text-properties officeooo:rsid="021570c6"/>
    </style:style>
    <style:style style:name="T169" style:family="text">
      <style:text-properties officeooo:rsid="0298730b"/>
    </style:style>
    <style:style style:name="T17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1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3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javaHash(&lt;data&gt;[,hexa</text:span></text:span><text:span text:style-name="Source_20_Text"><text:span text:style-name="T17">=false</text:span></text:span><text:span text:style-name="Source_20_Text"><text:span text:style-name="T16">]);<text:line-break/>b64Encode(&lt;string&gt;); b64Decode(&lt;</text:span></text:span><text:span text:style-name="Source_20_Text"><text:span text:style-name="T18">str</text:span></text:span><text:span text:style-name="Source_20_Text"><text:span text:style-name="T19">ing</text:span></text:span><text:span text:style-name="Source_20_Text"><text:span text:style-name="T16">&gt;);<text:line-break/>extend([deep,]&lt;target&gt;,&lt;source1&gt;[,srcN]);</text:span></text:span></text:p>
            <text:p text:style-name="P6"><text:span text:style-name="Source_20_Text"><text:span text:style-name="T16">sizeIn(&lt;</text:span></text:span><text:span text:style-name="Source_20_Text"><text:span text:style-name="T20">obj</text:span></text:span><text:span text:style-name="Source_20_Text"><text:span text:style-name="T21">ect</text:span></text:span><text:span text:style-name="Source_20_Text"><text:span text:style-name="T16">&gt;);<text:line-break/></text:span></text:span><text:span text:style-name="Source_20_Text"><text:span text:style-name="T22">popIn(&lt;</text:span></text:span><text:span text:style-name="Source_20_Text"><text:span text:style-name="T23">obj</text:span></text:span><text:span text:style-name="Source_20_Text"><text:span text:style-name="T22">&gt;,&lt;</text:span></text:span><text:span text:style-name="Source_20_Text"><text:span text:style-name="T23">prop</text:span></text:span><text:span text:style-name="Source_20_Text"><text:span text:style-name="T22">&gt;);, </text:span></text:span><text:span text:style-name="Source_20_Text"><text:span text:style-name="T16">forIn(&lt;</text:span></text:span><text:span text:style-name="Source_20_Text"><text:span text:style-name="T23">obj</text:span></text:span><text:span text:style-name="Source_20_Text"><text:span text:style-name="T16">&gt;,&lt;</text:span></text:span><text:span text:style-name="Source_20_Text"><text:span text:style-name="T23">cb</text:span></text:span><text:span text:style-name="Source_20_Text"><text:span text:style-name="T16">&gt;);</text:span></text:span></text:p>
            <text:p text:style-name="P6"><text:span text:style-name="Source_20_Text"><text:span text:style-name="T16">f</text:span></text:span><text:span text:style-name="Source_20_Text"><text:span text:style-name="T24">ilter</text:span></text:span><text:span text:style-name="Source_20_Text"><text:span text:style-name="T16">In(&lt;</text:span></text:span><text:span text:style-name="Source_20_Text"><text:span text:style-name="T25">obj</text:span></text:span><text:span text:style-name="Source_20_Text"><text:span text:style-name="T26">ect</text:span></text:span><text:span text:style-name="Source_20_Text"><text:span text:style-name="T16">&gt;,&lt;</text:span></text:span><text:span text:style-name="Source_20_Text"><text:span text:style-name="T26">callback</text:span></text:span><text:span text:style-name="Source_20_Text"><text:span text:style-name="T16">&gt;);</text:span></text:span></text:p>
            <text:p text:style-name="P6"><text:span text:style-name="Source_20_Text"><text:span text:style-name="T16">delay </text:span></text:span><text:span text:style-name="Source_20_Text"><text:span text:style-name="T27">+ sleep</text:span></text:span><text:span text:style-name="Source_20_Text"><text:span text:style-name="T16">(&lt;ms&gt;).then(&lt;callback&gt;);<text:line-break/>inherit(&lt;subclass&gt;,&lt;superclass&gt;);</text:span></text:span></text:p>
            <text:p text:style-name="P7"><text:span text:style-name="Source_20_Text"><text:span text:style-name="T16">randomBoolean</text:span></text:span><text:span text:style-name="Source_20_Text"><text:span text:style-name="T28">();</text:span></text:span></text:p>
            <text:p text:style-name="P7"><text:span text:style-name="Source_20_Text"><text:span text:style-name="T28">randomUUIDv7</text:span></text:span><text:span text:style-name="Source_20_Text"><text:span text:style-name="T29">(); </text:span></text:span></text:p>
            <text:p text:style-name="P7"><text:span text:style-name="Source_20_Text"><text:span text:style-name="T30">timestampID([size=21[,alphabet=</text:span></text:span><text:span text:style-name="Source_20_Text"><text:span text:style-name="T27">BASE58</text:span></text:span><text:span text:style-name="Source_20_Text"><text:span text:style-name="T30">]]);</text:span></text:span></text:p>
            <text:p text:style-name="P8"><text:span text:style-name="Source_20_Text"><text:span text:style-name="T9">nanoid([size=21[,alphabet="</text:span></text:span><text:span text:style-name="Source_20_Text"><text:span text:style-name="T31">A-Za-z0-9</text:span></text:span><text:span text:style-name="Source_20_Text"><text:span text:style-name="T9">-</text:span></text:span><text:span text:style-name="Source_20_Text"><text:span text:style-name="T31">_</text:span></text:span><text:span text:style-name="Source_20_Text"><text:span text:style-name="T9">"]]);</text:span></text:span></text:p>
            <text:p text:style-name="P8"><text:span text:style-name="Source_20_Text"><text:span text:style-name="T9">BASE16; BASE</text:span></text:span><text:span text:style-name="Source_20_Text"><text:span text:style-name="T32">32; BASE36; BASE58; BASE62;</text:span></text:span></text:p>
            <text:p text:style-name="P8"><text:span text:style-name="Source_20_Text"><text:span text:style-name="T32">WORDSAFEALPHABET;</text:span></text:span></text:p>
            <text:p text:style-name="P9"><text:span text:style-name="Source_20_Text"><text:span text:style-name="T16">getUrlVars([str=location.search]);</text:span></text:span></text:p>
            <text:p text:style-name="P9"><text:span text:style-name="Source_20_Text"><text:span text:style-name="T16">obj2string(&lt;object&gt;);</text:span></text:span></text:p>
            <text:p text:style-name="P9"><text:span text:style-name="Source_20_Text"><text:span text:style-name="T33">classof</text:span></text:span><text:span text:style-name="Source_20_Text"><text:span text:style-name="T16">(&lt;variable&gt;[,type[,throw=false]</text:span></text:span><text:span text:style-name="Source_20_Text"><text:span text:style-name="T34">]</text:span></text:span><text:span text:style-name="Source_20_Text"><text:span text:style-name="T16">);</text:span></text:span></text:p>
            <text:p text:style-name="P10"><text:span text:style-name="Source_20_Text"><text:span text:style-name="T16">bind(&lt;</text:span></text:span><text:span text:style-name="Source_20_Text"><text:span text:style-name="T35">fn</text:span></text:span><text:span text:style-name="Source_20_Text"><text:span text:style-name="T16">&gt;,&lt;context&gt;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38">unBind</text:span></text:span><text:span text:style-name="Source_20_Text"><text:span text:style-name="T39">(&lt;</text:span></text:span><text:span text:style-name="Source_20_Text"><text:span text:style-name="T40">fn</text:span></text:span><text:span text:style-name="Source_20_Text"><text:span text:style-name="T39">&gt;);</text:span></text:span></text:p>
            <text:p text:style-name="P10"><text:span text:style-name="Source_20_Text"><text:span text:style-name="T16">constant(&lt;value&gt;);</text:span></text:span><text:span text:style-name="Source_20_Text"><text:span text:style-name="T36"> </text:span></text:span><text:span text:style-name="Source_20_Text"><text:span text:style-name="T41">and </text:span></text:span><text:span text:style-name="Source_20_Text"><text:span text:style-name="T42">identity(&lt;value&gt;);</text:span></text:span></text:p>
            <text:p text:style-name="P11"><text:span text:style-name="Source_20_Text"><text:span text:style-name="T16">noop(); </text:span></text:span><text:span text:style-name="Source_20_Text"><text:span text:style-name="T43">and</text:span></text:span><text:span text:style-name="Source_20_Text"><text:span text:style-name="T44"> </text:span></text:span><text:span text:style-name="Source_20_Text"><text:span text:style-name="T16">T(); </text:span></text:span><text:span text:style-name="Source_20_Text"><text:span text:style-name="T45">and</text:span></text:span><text:span text:style-name="Source_20_Text"><text:span text:style-name="T46"> </text:span></text:span><text:span text:style-name="Source_20_Text"><text:span text:style-name="T16">F();</text:span></text:span></text:p>
            <text:p text:style-name="P12"><text:span text:style-name="Source_20_Text"><text:span text:style-name="T16">assertEq(&lt;msg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/text:span></text:span></text:p>
            <text:p text:style-name="P13"><text:span text:style-name="Source_20_Text"><text:span text:style-name="T16">assertNotEq(&lt;m&gt;,&lt;</text:span></text:span><text:span text:style-name="Source_20_Text"><text:span text:style-name="T47">v1</text:span></text:span><text:span text:style-name="Source_20_Text"><text:span text:style-name="T16">&gt;,&lt;</text:span></text:span><text:span text:style-name="Source_20_Text"><text:span text:style-name="T47">v2</text:span></text:span><text:span text:style-name="Source_20_Text"><text:span text:style-name="T16">&gt;[,strict=true]);<text:line-break/>assertTru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/text:span></text:span></text:p>
            <text:p text:style-name="P13"><text:span text:style-name="Source_20_Text"><text:span text:style-name="T16">assertFalse(&lt;m</text:span></text:span><text:span text:style-name="Source_20_Text"><text:span text:style-name="T48">e</text:span></text:span><text:span text:style-name="Source_20_Text"><text:span text:style-name="T16">s</text:span></text:span><text:span text:style-name="Source_20_Text"><text:span text:style-name="T48">sa</text:span></text:span><text:span text:style-name="Source_20_Text"><text:span text:style-name="T16">g</text:span></text:span><text:span text:style-name="Source_20_Text"><text:span text:style-name="T48">e</text:span></text:span><text:span text:style-name="Source_20_Text"><text:span text:style-name="T16">&gt;,&lt;value&gt;);<text:line-break/>noConflict(); </text:span></text:span><text:span text:style-name="Source_20_Text"><text:span text:style-name="T49">and</text:span></text:span><text:span text:style-name="Source_20_Text"><text:span text:style-name="T24"> </text:span></text:span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9"><text:span text:style-name="Source_20_Text"><text:span text:style-name="T16">qsa(&lt;selector&gt;[,context]).forEach(&lt;</text:span></text:span><text:span text:style-name="Source_20_Text"><text:span text:style-name="T50">cb</text:span></text:span><text:span text:style-name="Source_20_Text"><text:span text:style-name="T16">&gt;);</text:span></text:span></text:p>
            <text:p text:style-name="P9"><text:span text:style-name="Source_20_Text"><text:span text:style-name="T16">qs(&lt;selector&gt;[,context]);</text:span></text:span></text:p>
            <text:p text:style-name="P9"><text:span text:style-name="Source_20_Text"><text:span text:style-name="T16">domReady(&lt;</text:span></text:span><text:span text:style-name="Source_20_Text"><text:span text:style-name="T50">callback</text:span></text:span><text:span text:style-name="Source_20_Text"><text:span text:style-name="T16">&gt;);</text:span></text:span></text:p>
            <text:p text:style-name="P9"><text:span text:style-name="Source_20_Text"><text:span text:style-name="T16">domCreate(&lt;type&gt;[,properties[,innerHTML]]);</text:span></text:span></text:p>
            <text:p text:style-name="P9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9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14"><text:span text:style-name="Source_20_Text"><text:span text:style-name="T16">domGetCSS(&lt;element&gt;</text:span></text:span><text:span text:style-name="Source_20_Text"><text:span text:style-name="T51">[</text:span></text:span><text:span text:style-name="Source_20_Text"><text:span text:style-name="T16">,property</text:span></text:span><text:span text:style-name="Source_20_Text"><text:span text:style-name="T52">]</text:span></text:span><text:span text:style-name="Source_20_Text"><text:span text:style-name="T16">);</text:span></text:span></text:p>
            <text:p text:style-name="P9"><text:span text:style-name="Source_20_Text"><text:span text:style-name="T16">domSetCSS(&lt;element&gt;,&lt;property&gt;,&lt;value&gt;);</text:span></text:span></text:p>
            <text:p text:style-name="P9"><text:span text:style-name="Source_20_Text"><text:span text:style-name="T16">domSetCSS(&lt;element&gt;,&lt;properties&gt;);</text:span></text:span></text:p>
            <text:p text:style-name="P9"><text:span text:style-name="Source_20_Text"><text:span text:style-name="T16">domFadeIn(&lt;element&gt;[,duration[,display]]);</text:span></text:span></text:p>
            <text:p text:style-name="P9"><text:span text:style-name="Source_20_Text"><text:span text:style-name="T16">domFadeOut(&lt;element&gt;[,duration]);</text:span></text:span></text:p>
            <text:p text:style-name="P9"><text:span text:style-name="Source_20_Text"><text:span text:style-name="T16">domFadeToggle(&lt;elem.&gt;[,duration[,display]]);</text:span></text:span></text:p>
            <text:p text:style-name="P15"><text:span text:style-name="Source_20_Text"><text:span text:style-name="T16">domShow(&lt;element&gt;[,display]);</text:span></text:span></text:p>
            <text:p text:style-name="P15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53">ement</text:span></text:span><text:span text:style-name="Source_20_Text"><text:span text:style-name="T16">&gt;);</text:span></text:span></text:p>
            <text:p text:style-name="P9"><text:span text:style-name="Source_20_Text"><text:span text:style-name="T16">domToggle(&lt;element&gt;[,display]);</text:span></text:span></text:p>
            <text:p text:style-name="P9"><text:span text:style-name="Source_20_Text"><text:span text:style-name="T16">domIsHidden(&lt;element&gt;);</text:span></text:span></text:p>
            <text:p text:style-name="P16"><text:span text:style-name="Source_20_Text"><text:span text:style-name="T54">domScrollToTop();</text:span></text:span></text:p>
            <text:p text:style-name="P16"><text:span text:style-name="Source_20_Text"><text:span text:style-name="T55">domScrollToBottom();</text:span></text:span></text:p>
            <text:p text:style-name="P9"><text:span text:style-name="Source_20_Text"><text:span text:style-name="T16">domScrollToElement(&lt;element&gt;[,top=true]);<text:line-break/>domSiblings(&lt;element&gt;);</text:span></text:span></text:p>
            <text:p text:style-name="P9"><text:span text:style-name="Source_20_Text"><text:span text:style-name="T16">domSiblingsPrev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Left</text:span></text:span><text:span text:style-name="Source_20_Text"><text:span text:style-name="T16">(&lt;element&gt;);</text:span></text:span></text:p>
            <text:p text:style-name="P9"><text:span text:style-name="Source_20_Text"><text:span text:style-name="T16">domSiblingsNext(&lt;element&gt;);</text:span></text:span></text:p>
            <text:p text:style-name="P17"><text:span text:style-name="Source_20_Text"><text:span text:style-name="T16">domSiblings</text:span></text:span><text:span text:style-name="Source_20_Text"><text:span text:style-name="T56">Right</text:span></text:span><text:span text:style-name="Source_20_Text"><text:span text:style-name="T16">(&lt;element&gt;);</text:span></text:span></text:p>
            <text:p text:style-name="P18"><text:span text:style-name="Source_20_Text"><text:span text:style-name="T57">domGetC</text:span></text:span><text:span text:style-name="Source_20_Text"><text:span text:style-name="T58">SS</text:span></text:span><text:span text:style-name="Source_20_Text"><text:span text:style-name="T57">Var(&lt;name&gt;);</text:span></text:span></text:p>
            <text:p text:style-name="P9"><text:span text:style-name="Source_20_Text"><text:span text:style-name="T16">domSetC</text:span></text:span><text:span text:style-name="Source_20_Text"><text:span text:style-name="T58">SS</text:span></text:span><text:span text:style-name="Source_20_Text"><text:span text:style-name="T16">Var(</text:span></text:span><text:span text:style-name="Source_20_Text"><text:span text:style-name="T57">&lt;</text:span></text:span><text:span text:style-name="Source_20_Text"><text:span text:style-name="T16">n</text:span></text:span><text:span text:style-name="Source_20_Text"><text:span text:style-name="T57">ame&gt;</text:span></text:span><text:span text:style-name="Source_20_Text"><text:span text:style-name="T16">,</text:span></text:span><text:span text:style-name="Source_20_Text"><text:span text:style-name="T57">&lt;</text:span></text:span><text:span text:style-name="Source_20_Text"><text:span text:style-name="T16">v</text:span></text:span><text:span text:style-name="Source_20_Text"><text:span text:style-name="T57">alue&gt;</text:span></text:span><text:span text:style-name="Source_20_Text"><text:span text:style-name="T16">);</text:span></text:span></text:p>
            <text:p text:style-name="P19"><text:span text:style-name="Source_20_Text"/></text:p>
            <text:p text:style-name="P19"><text:span text:style-name="Source_20_Text"><text:span text:style-name="T16">importScript(&lt;script1&gt;[,scriptN]);</text:span></text:span></text:p>
            <text:p text:style-name="P19"><text:span text:style-name="Source_20_Text"><text:span text:style-name="T16">importStyle(&lt;style1&gt;[,styleN]);</text:span></text:span></text:p>
            <text:p text:style-name="P9"><text:span text:style-name="Source_20_Text"/></text:p>
            <text:p text:style-name="P9"><text:span text:style-name="Source_20_Text"><text:span text:style-name="T16">setFullscreenOn(&lt;selector&gt; </text:span></text:span><text:span text:style-name="Source_20_Text"><text:span text:style-name="T36">or</text:span></text:span><text:span text:style-name="Source_20_Text"><text:span text:style-name="T16"> &lt;element&gt;);</text:span></text:span></text:p>
            <text:p text:style-name="P15"><text:span text:style-name="Source_20_Text"><text:span text:style-name="T16">setFullscreenOff();</text:span></text:span></text:p>
            <text:p text:style-name="P15"><text:span text:style-name="Source_20_Text"><text:span text:style-name="T16">getFullscreen();<text:line-break/></text:span></text:span></text:p>
            <text:p text:style-name="P20"><text:span text:style-name="Source_20_Text"><text:span text:style-name="T16">form2array(&lt;form&gt;);</text:span></text:span></text:p>
            <text:p text:style-name="P20"><text:span text:style-name="Source_20_Text"><text:span text:style-name="T16">form2string(&lt;form&gt;);</text:span></text:span></text:p>
            <text:p text:style-name="P9"><text:span text:style-name="Source_20_Text"><text:span text:style-name="T16">getDoNotTrack();</text:span></text:span></text:p>
            <text:p text:style-name="P21"><text:span text:style-name="Source_20_Text"><text:span text:style-name="T16">getLocation(&lt;success&gt;[,error]);</text:span></text:span></text:p>
            <text:p text:style-name="P21"><text:span text:style-name="Source_20_Text"><text:span text:style-name="T16">createFile(&lt;filename&gt;,&lt;content&gt;[,dType]);</text:span></text:span></text:p>
          </table:table-cell>
          <table:table-cell table:style-name="Table1.C2" table:number-rows-spanned="3" office:value-type="string">
            <text:p text:style-name="P22"><text:span text:style-name="Source_20_Text"><text:span text:style-name="T16">isMap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Map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2"><text:span text:style-name="Source_20_Text"><text:span text:style-name="T16">isSet(&lt;</text:span></text:span><text:span text:style-name="Source_20_Text"><text:span text:style-name="T59">v</text:span></text:span><text:span text:style-name="Source_20_Text"><text:span text:style-name="T60">alue</text:span></text:span><text:span text:style-name="Source_20_Text"><text:span text:style-name="T16">&gt;);</text:span></text:span><text:span text:style-name="Source_20_Text"><text:span text:style-name="T36"> </text:span></text:span><text:span text:style-name="Source_20_Text"><text:span text:style-name="T61">and</text:span></text:span><text:span text:style-name="Source_20_Text"><text:span text:style-name="T36"> </text:span></text:span><text:span text:style-name="Source_20_Text"><text:span text:style-name="T16">isWeakSet(&lt;</text:span></text:span><text:span text:style-name="Source_20_Text"><text:span text:style-name="T59">v</text:span></text:span><text:span text:style-name="Source_20_Text"><text:span text:style-name="T16">&gt;);</text:span></text:span></text:p>
            <text:p text:style-name="P23"><text:span text:style-name="Source_20_Text"><text:span text:style-name="T16">isNumber(&lt;</text:span></text:span><text:span text:style-name="Source_20_Text"><text:span text:style-name="T62">v</text:span></text:span><text:span text:style-name="Source_20_Text"><text:span text:style-name="T16">&gt;); <text:s/></text:span></text:span><text:span text:style-name="Source_20_Text"><text:span text:style-name="T63">and</text:span></text:span><text:span text:style-name="Source_20_Text"><text:span text:style-name="T16"> isNumeric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3"><text:span text:style-name="Source_20_Text"><text:span text:style-name="T16">isFloat(&lt;</text:span></text:span><text:span text:style-name="Source_20_Text"><text:span text:style-name="T62">v</text:span></text:span><text:span text:style-name="Source_20_Text"><text:span text:style-name="T64">al</text:span></text:span><text:span text:style-name="Source_20_Text"><text:span text:style-name="T16">&gt;); </text:span></text:span><text:span text:style-name="Source_20_Text"><text:span text:style-name="T63">and</text:span></text:span><text:span text:style-name="Source_20_Text"><text:span text:style-name="T65"> </text:span></text:span><text:span text:style-name="Source_20_Text"><text:span text:style-name="T16">isBigInt(&lt;</text:span></text:span><text:span text:style-name="Source_20_Text"><text:span text:style-name="T62">v</text:span></text:span><text:span text:style-name="Source_20_Text"><text:span text:style-name="T16">&gt;);</text:span></text:span></text:p>
            <text:p text:style-name="P24"><text:span text:style-name="Source_20_Text"><text:span text:style-name="T16">isString(&lt;</text:span></text:span><text:span text:style-name="Source_20_Text"><text:span text:style-name="T66">v</text:span></text:span><text:span text:style-name="Source_20_Text"><text:span text:style-name="T16">&gt;); </text:span></text:span><text:span text:style-name="Source_20_Text"><text:span text:style-name="T36"><text:s/></text:span></text:span><text:span text:style-name="Source_20_Text"><text:span text:style-name="T67">and </text:span></text:span><text:span text:style-name="Source_20_Text"><text:span text:style-name="T16">isChar(&lt;</text:span></text:span><text:span text:style-name="Source_20_Text"><text:span text:style-name="T66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2"><text:span text:style-name="Source_20_Text"><text:span text:style-name="T16">isDate(&lt;</text:span></text:span><text:span text:style-name="Source_20_Text"><text:span text:style-name="T68">v</text:span></text:span><text:span text:style-name="Source_20_Text"><text:span text:style-name="T64">al</text:span></text:span><text:span text:style-name="Source_20_Text"><text:span text:style-name="T16">&gt;); <text:s/></text:span></text:span><text:span text:style-name="Source_20_Text"><text:span text:style-name="T69">and</text:span></text:span><text:span text:style-name="Source_20_Text"><text:span text:style-name="T70"> </text:span></text:span><text:span text:style-name="Source_20_Text"><text:span text:style-name="T16">isError(&lt;</text:span></text:span><text:span text:style-name="Source_20_Text"><text:span text:style-name="T71">v</text:span></text:span><text:span text:style-name="Source_20_Text"><text:span text:style-name="T64">al</text:span></text:span><text:span text:style-name="Source_20_Text"><text:span text:style-name="T16">&gt;);</text:span></text:span></text:p>
            <text:p text:style-name="P25"><text:span text:style-name="Source_20_Text"><text:span text:style-name="T16">isRegexp(&lt;</text:span></text:span><text:span text:style-name="Source_20_Text"><text:span text:style-name="T72">v</text:span></text:span><text:span text:style-name="Source_20_Text"><text:span text:style-name="T16">&gt;); <text:s/></text:span></text:span><text:span text:style-name="Source_20_Text"><text:span text:style-name="T73">and</text:span></text:span><text:span text:style-name="Source_20_Text"><text:span text:style-name="T74"> </text:span></text:span><text:span text:style-name="Source_20_Text"><text:span text:style-name="T16">isSymbol(&lt;</text:span></text:span><text:span text:style-name="Source_20_Text"><text:span text:style-name="T72">v</text:span></text:span><text:span text:style-name="Source_20_Text"><text:span text:style-name="T16">&gt;);</text:span></text:span></text:p>
            <text:p text:style-name="P26"><text:span text:style-name="Source_20_Text"><text:span text:style-name="T16">isElement(&lt;</text:span></text:span><text:span text:style-name="Source_20_Text"><text:span text:style-name="T75">v</text:span></text:span><text:span text:style-name="Source_20_Text"><text:span text:style-name="T16">&gt;); </text:span></text:span><text:span text:style-name="Source_20_Text"><text:span text:style-name="T73">and </text:span></text:span><text:span text:style-name="Source_20_Text"><text:span text:style-name="T16">isObject(&lt;</text:span></text:span><text:span text:style-name="Source_20_Text"><text:span text:style-name="T75">v</text:span></text:span><text:span text:style-name="Source_20_Text"><text:span text:style-name="T16">&gt;);</text:span></text:span></text:p>
            <text:p text:style-name="P10"><text:span text:style-name="Source_20_Text"><text:span text:style-name="T16">isDataView(&lt;</text:span></text:span><text:span text:style-name="Source_20_Text"><text:span text:style-name="T76">v</text:span></text:span><text:span text:style-name="Source_20_Text"><text:span text:style-name="T64">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Boolean(&lt;</text:span></text:span><text:span text:style-name="Source_20_Text"><text:span text:style-name="T76">v</text:span></text:span><text:span text:style-name="Source_20_Text"><text:span text:style-name="T19">alue</text:span></text:span><text:span text:style-name="Source_20_Text"><text:span text:style-name="T16">&gt;);</text:span></text:span></text:p>
            <text:p text:style-name="P10"><text:span text:style-name="Source_20_Text"><text:span text:style-name="T16">isNull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10"><text:span text:style-name="Source_20_Text"><text:span text:style-name="T16">isUndefined(&lt;</text:span></text:span><text:span text:style-name="Source_20_Text"><text:span text:style-name="T77">val</text:span></text:span><text:span text:style-name="Source_20_Text"><text:span text:style-name="T19">ue</text:span></text:span><text:span text:style-name="Source_20_Text"><text:span text:style-name="T16">&gt;);</text:span></text:span></text:p>
            <text:p text:style-name="P27"><text:span text:style-name="Source_20_Text"><text:span text:style-name="T16">isNullOrUndefined(&lt;</text:span></text:span><text:span text:style-name="Source_20_Text"><text:span text:style-name="T77">v</text:span></text:span><text:span text:style-name="Source_20_Text"><text:span text:style-name="T78">alue</text:span></text:span><text:span text:style-name="Source_20_Text"><text:span text:style-name="T16">&gt;); </text:span></text:span></text:p>
            <text:p text:style-name="P27"><text:span text:style-name="Source_20_Text"><text:span text:style-name="T16">isNil(&lt;</text:span></text:span><text:span text:style-name="Source_20_Text"><text:span text:style-name="T77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5"><text:span text:style-name="Source_20_Text"><text:span text:style-name="T16">isPlainObject(&lt;value&gt;);</text:span></text:span></text:p>
            <text:p text:style-name="P27"><text:span text:style-name="Source_20_Text"><text:span text:style-name="T9">isTruthy(&lt;val</text:span></text:span><text:span text:style-name="Source_20_Text"><text:span text:style-name="T79">ue</text:span></text:span><text:span text:style-name="Source_20_Text"><text:span text:style-name="T9">&gt;);</text:span></text:span></text:p>
            <text:p text:style-name="P27"><text:span text:style-name="Source_20_Text"><text:span text:style-name="T9">isFalsy(&lt;</text:span></text:span><text:span text:style-name="Source_20_Text"><text:span text:style-name="T80">v</text:span></text:span><text:span text:style-name="Source_20_Text"><text:span text:style-name="T81">al</text:span></text:span><text:span text:style-name="Source_20_Text"><text:span text:style-name="T82">ue</text:span></text:span><text:span text:style-name="Source_20_Text"><text:span text:style-name="T9">&gt;);</text:span></text:span><text:span text:style-name="Source_20_Text"><text:span text:style-name="T16"> </text:span></text:span></text:p>
            <text:p text:style-name="P28"><text:span text:style-name="Source_20_Text"><text:span text:style-name="T16">isFunction(&lt;</text:span></text:span><text:span text:style-name="Source_20_Text"><text:span text:style-name="T83">v</text:span></text:span><text:span text:style-name="Source_20_Text"><text:span text:style-name="T16">&gt;); </text:span></text:span><text:span text:style-name="Source_20_Text"><text:span text:style-name="T84">+</text:span></text:span><text:span text:style-name="Source_20_Text"><text:span text:style-name="T16"> is</text:span></text:span><text:span text:style-name="Source_20_Text"><text:span text:style-name="T83">Callable</text:span></text:span><text:span text:style-name="Source_20_Text"><text:span text:style-name="T16">(&lt;</text:span></text:span><text:span text:style-name="Source_20_Text"><text:span text:style-name="T83">v</text:span></text:span><text:span text:style-name="Source_20_Text"><text:span text:style-name="T16">&gt;);</text:span></text:span></text:p>
            <text:p text:style-name="P29"><text:span text:style-name="Source_20_Text"><text:span text:style-name="T16">isConstructorFn</text:span></text:span><text:span text:style-name="Source_20_Text"><text:span text:style-name="T85">(&lt;value&gt;);</text:span></text:span></text:p>
            <text:p text:style-name="P26"><text:span text:style-name="Source_20_Text"><text:span text:style-name="T16">isGenerator</text:span></text:span><text:span text:style-name="Source_20_Text"><text:span text:style-name="T86">Fn</text:span></text:span><text:span text:style-name="Source_20_Text"><text:span text:style-name="T16">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0"><text:span text:style-name="Source_20_Text"><text:span text:style-name="T16">isAsyncGeneratorFn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26"><text:span text:style-name="Source_20_Text"><text:span text:style-name="T16">isAsync</text:span></text:span><text:span text:style-name="Source_20_Text"><text:span text:style-name="T88">Fn</text:span></text:span><text:span text:style-name="Source_20_Text"><text:span text:style-name="T16">(&lt;</text:span></text:span><text:span text:style-name="Source_20_Text"><text:span text:style-name="T87">v</text:span></text:span><text:span text:style-name="Source_20_Text"><text:span text:style-name="T75">alue</text:span></text:span><text:span text:style-name="Source_20_Text"><text:span text:style-name="T16">&gt;);</text:span></text:span></text:p>
            <text:p text:style-name="P31"><text:span text:style-name="Source_20_Text"><text:span text:style-name="T16">isArraylike(&lt;value&gt;);</text:span></text:span></text:p>
            <text:p text:style-name="P32"><text:span text:style-name="Source_20_Text"><text:span text:style-name="T16">isTypedArray(&lt;value&gt;);</text:span></text:span></text:p>
            <text:p text:style-name="P32"><text:span text:style-name="Source_20_Text"><text:span text:style-name="T16">isArrayBuffer(&lt;value&gt;);</text:span></text:span></text:p>
            <text:p text:style-name="P27"><text:span text:style-name="Source_20_Text"><text:span text:style-name="T16">isPrimitive(&lt;</text:span></text:span><text:span text:style-name="Source_20_Text"><text:span text:style-name="T89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Promise(&lt;</text:span></text:span><text:span text:style-name="Source_20_Text"><text:span text:style-name="T89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Iterator(&lt;</text:span></text:span><text:span text:style-name="Source_20_Text"><text:span text:style-name="T90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7"><text:span text:style-name="Source_20_Text"><text:span text:style-name="T16">isIterable(&lt;</text:span></text:span><text:span text:style-name="Source_20_Text"><text:span text:style-name="T90">v</text:span></text:span><text:span text:style-name="Source_20_Text"><text:span text:style-name="T78">alue</text:span></text:span><text:span text:style-name="Source_20_Text"><text:span text:style-name="T16">&gt;);</text:span></text:span></text:p>
            <text:p text:style-name="P26"><text:span text:style-name="Source_20_Text"><text:span text:style-name="T16">isEmptyObject(&lt;value&gt;);</text:span></text:span></text:p>
            <text:p text:style-name="P26"><text:span text:style-name="Source_20_Text"><text:span text:style-name="T16">isEmptyArray(&lt;value&gt;);</text:span></text:span></text:p>
            <text:p text:style-name="P26"><text:span text:style-name="Source_20_Text"><text:span text:style-name="T16">isEmptyMap(&lt;value&gt;);</text:span></text:span></text:p>
            <text:p text:style-name="P26"><text:span text:style-name="Source_20_Text"><text:span text:style-name="T16">isEmptySet(&lt;value&gt;);</text:span></text:span></text:p>
            <text:p text:style-name="P26"><text:span text:style-name="Source_20_Text"><text:span text:style-name="T16">isEmptyIterator(&lt;value&gt;);</text:span></text:span></text:p>
            <text:p text:style-name="P15"><text:span text:style-name="Source_20_Text"><text:span text:style-name="T16">isSameObject(&lt;object1&gt;,&lt;object2&gt;);</text:span></text:span></text:p>
            <text:p text:style-name="P15"><text:span text:style-name="Source_20_Text"><text:span text:style-name="T16">isSameArray(&lt;array1&gt;,&lt;array2&gt;);</text:span></text:span></text:p>
            <text:p text:style-name="P15"><text:span text:style-name="Source_20_Text"><text:span text:style-name="T16">isSameMap(&lt;map1&gt;,&lt;map2&gt;);</text:span></text:span></text:p>
            <text:p text:style-name="P15"><text:span text:style-name="Source_20_Text"><text:span text:style-name="T16">isSameSet(&lt;set</text:span></text:span><text:span text:style-name="Source_20_Text"><text:span text:style-name="T91">1</text:span></text:span><text:span text:style-name="Source_20_Text"><text:span text:style-name="T16">&gt;,&lt;set2&gt;);</text:span></text:span></text:p>
            <text:p text:style-name="P15"><text:span text:style-name="Source_20_Text"><text:span text:style-name="T16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3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34"><text:span text:style-name="Source_20_Text"><text:span text:style-name="T16">strProper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94">s</text:span></text:span><text:span text:style-name="Source_20_Text"><text:span text:style-name="T16">tr</text:span></text:span><text:span text:style-name="Source_20_Text"><text:span text:style-name="T95">T</text:span></text:span><text:span text:style-name="Source_20_Text"><text:span text:style-name="T96">itle</text:span></text:span><text:span text:style-name="Source_20_Text"><text:span text:style-name="T92">c</text:span></text:span><text:span text:style-name="Source_20_Text"><text:span text:style-name="T16">ase(&lt;</text:span></text:span><text:span text:style-name="Source_20_Text"><text:span text:style-name="T93">s</text:span></text:span><text:span text:style-name="Source_20_Text"><text:span text:style-name="T16">&gt;);</text:span></text:span></text:p>
            <text:p text:style-name="P34"><text:span text:style-name="Source_20_Text"><text:span text:style-name="T16">strCapitalize(&lt;</text:span></text:span><text:span text:style-name="Source_20_Text"><text:span text:style-name="T97">s</text:span></text:span><text:span text:style-name="Source_20_Text"><text:span text:style-name="T98">tring</text:span></text:span><text:span text:style-name="Source_20_Text"><text:span text:style-name="T16">&gt;);</text:span></text:span></text:p>
            <text:p text:style-name="P34"><text:span text:style-name="Source_20_Text"><text:span text:style-name="T16">strUpFirst(&lt;</text:span></text:span><text:span text:style-name="Source_20_Text"><text:span text:style-name="T93">str</text:span></text:span><text:span text:style-name="Source_20_Text"><text:span text:style-name="T16">&gt;); </text:span></text:span><text:span text:style-name="Source_20_Text"><text:span text:style-name="T27">+ </text:span></text:span><text:span text:style-name="Source_20_Text"><text:span text:style-name="T16">strDownFirst(&lt;</text:span></text:span><text:span text:style-name="Source_20_Text"><text:span text:style-name="T93">str</text:span></text:span><text:span text:style-name="Source_20_Text"><text:span text:style-name="T16">&gt;);</text:span></text:span></text:p>
            <text:p text:style-name="P34"><text:span text:style-name="Source_20_Text"><text:span text:style-name="T16">strReverse(&lt;</text:span></text:span><text:span text:style-name="Source_20_Text"><text:span text:style-name="T26">string</text:span></text:span><text:span text:style-name="Source_20_Text"><text:span text:style-name="T16">&gt;);</text:span></text:span></text:p>
            <text:p text:style-name="P35"><text:span text:style-name="Source_20_Text"><text:span text:style-name="T16">strCodePoints(&lt;string&gt;);</text:span></text:span></text:p>
            <text:p text:style-name="P35"><text:span text:style-name="Source_20_Text"><text:span text:style-name="T16">strFromCodePoints(&lt;</text:span></text:span><text:span text:style-name="Source_20_Text"><text:span text:style-name="T99">collection</text:span></text:span><text:span text:style-name="Source_20_Text"><text:span text:style-name="T16">&gt;);</text:span></text:span></text:p>
            <text:p text:style-name="P35"><text:span text:style-name="Source_20_Text"><text:span text:style-name="T16">strAt(&lt;</text:span></text:span><text:span text:style-name="Source_20_Text"><text:span text:style-name="T100">str</text:span></text:span><text:span text:style-name="Source_20_Text"><text:span text:style-name="T48">ing</text:span></text:span><text:span text:style-name="Source_20_Text"><text:span text:style-name="T16">&gt;,&lt;index&gt;[,newChar]);</text:span></text:span></text:p>
            <text:p text:style-name="P34"><text:span text:style-name="Source_20_Text"><text:span text:style-name="T16">strSplice(&lt;</text:span></text:span><text:span text:style-name="Source_20_Text"><text:span text:style-name="T100">str</text:span></text:span><text:span text:style-name="Source_20_Text"><text:span text:style-name="T16">&gt;,&lt;index&gt;,&lt;count&gt;[,add</text:span></text:span><text:span text:style-name="Source_20_Text"><text:span text:style-name="T101">]);</text:span></text:span></text:p>
            <text:p text:style-name="P35"><text:span text:style-name="Source_20_Text"><text:span text:style-name="T16">str</text:span></text:span><text:span text:style-name="Source_20_Text"><text:span text:style-name="T102">HTML</text:span></text:span><text:span text:style-name="Source_20_Text"><text:span text:style-name="T16">RemoveTags(&lt;string&gt;);<text:line-break/>strHTMLEscape(&lt;</text:span></text:span><text:span text:style-name="Source_20_Text"><text:span text:style-name="T26">string</text:span></text:span><text:span text:style-name="Source_20_Text"><text:span text:style-name="T16">&gt;);</text:span></text:span></text:p>
            <text:p text:style-name="P35"><text:span text:style-name="Source_20_Text"><text:span text:style-name="T16">strHTML</text:span></text:span><text:span text:style-name="Source_20_Text"><text:span text:style-name="T103">Un</text:span></text:span><text:span text:style-name="Source_20_Text"><text:span text:style-name="T16">Escape(&lt;</text:span></text:span><text:span text:style-name="Source_20_Text"><text:span text:style-name="T26">string</text:span></text:span><text:span text:style-name="Source_20_Text"><text:span text:style-name="T16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36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7"><text:span text:style-name="Source_20_Text"><text:span text:style-name="T104">Collections </text:span></text:span><text:span text:style-name="Source_20_Text"><text:span text:style-name="T105">API</text:span></text:span></text:p>
          </table:table-cell>
          <table:covered-table-cell/>
          <table:table-cell table:style-name="Table4.C1" office:value-type="string">
            <text:p text:style-name="P38">Polyfills</text:p>
          </table:table-cell>
        </table:table-row>
        <table:table-row>
          <table:table-cell table:style-name="Table4.A2" table:number-rows-spanned="3" office:value-type="string">
            <text:p text:style-name="P39"><text:span text:style-name="Source_20_Text"><text:span text:style-name="T106"/></text:span></text:p>
            <text:p text:style-name="P39"><text:span text:style-name="Source_20_Text"><text:span text:style-name="T106">arrayCreate([length=0]);</text:span></text:span></text:p>
            <text:p text:style-name="P39"><text:span text:style-name="Source_20_Text"><text:span text:style-name="T106"/></text:span></text:p>
            <text:p text:style-name="P39"><text:span text:style-name="Source_20_Text"><text:span text:style-name="T106">arrayDeepClone(&lt;array&gt;);</text:span></text:span></text:p>
            <text:p text:style-name="P39"><text:span text:style-name="Source_20_Text"><text:span text:style-name="T106"/></text:span></text:p>
            <text:p text:style-name="P39"><text:span text:style-name="Source_20_Text"><text:span text:style-name="T106">arrayMerge(&lt;targe</text:span></text:span><text:span text:style-name="Source_20_Text"><text:span text:style-name="T107">t</text:span></text:span><text:span text:style-name="Source_20_Text"><text:span text:style-name="T106">&gt;,&lt;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6">c</text:span></text:span><text:span text:style-name="Source_20_Text"><text:span text:style-name="T108">e</text:span></text:span><text:span text:style-name="Source_20_Text"><text:span text:style-name="T106">1&gt;[,</text:span></text:span><text:span text:style-name="Source_20_Text"><text:span text:style-name="T107">s</text:span></text:span><text:span text:style-name="Source_20_Text"><text:span text:style-name="T108">ou</text:span></text:span><text:span text:style-name="Source_20_Text"><text:span text:style-name="T107">r</text:span></text:span><text:span text:style-name="Source_20_Text"><text:span text:style-name="T108">ce</text:span></text:span><text:span text:style-name="Source_20_Text"><text:span text:style-name="T106">N]);</text:span></text:span></text:p>
            <text:p text:style-name="P40"><text:span text:style-name="Source_20_Text"><text:span text:style-name="T106"/></text:span></text:p>
            <text:p text:style-name="P40"><text:span text:style-name="Source_20_Text"><text:span text:style-name="T106">arrayUnique(&lt;collection&gt;);</text:span></text:span></text:p>
            <text:p text:style-name="P40"><text:span text:style-name="Source_20_Text"><text:span text:style-name="T109"/></text:span></text:p>
            <text:p text:style-name="P40"><text:span text:style-name="Source_20_Text"><text:span text:style-name="T109">arrayAdd</text:span></text:span><text:span text:style-name="Source_20_Text"><text:span text:style-name="T106">(&lt;array&gt;,&lt;value&gt;);</text:span></text:span></text:p>
            <text:p text:style-name="P40"><text:span text:style-name="Source_20_Text"><text:span text:style-name="T106">arrayClear(&lt;array&gt;); </text:span></text:span></text:p>
            <text:p text:style-name="P40"><text:span text:style-name="Source_20_Text"><text:span text:style-name="T110"/></text:span></text:p>
            <text:p text:style-name="P40"><text:span text:style-name="Source_20_Text"><text:span text:style-name="T110">arrayRemove(&lt;array&gt;,&lt;value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1"><text:span text:style-name="Source_20_Text"><text:span text:style-name="T110">arrayRemove</text:span></text:span><text:span text:style-name="Source_20_Text"><text:span text:style-name="T112">By</text:span></text:span><text:span text:style-name="Source_20_Text"><text:span text:style-name="T110">(&lt;array&gt;,&lt;</text:span></text:span><text:span text:style-name="Source_20_Text"><text:span text:style-name="T112">callback</text:span></text:span><text:span text:style-name="Source_20_Text"><text:span text:style-name="T110">&gt;[,all</text:span></text:span><text:span text:style-name="Source_20_Text"><text:span text:style-name="T111">=false</text:span></text:span><text:span text:style-name="Source_20_Text"><text:span text:style-name="T110">]);</text:span></text:span></text:p>
            <text:p text:style-name="P42"><text:span text:style-name="Source_20_Text"><text:span text:style-name="T113"/></text:span></text:p>
            <text:p text:style-name="P42"><text:span text:style-name="Source_20_Text"><text:span text:style-name="T113">arrayRange([start=0[,end=</text:span></text:span><text:span text:style-name="Source_20_Text"><text:span text:style-name="T114">99</text:span></text:span><text:span text:style-name="Source_20_Text"><text:span text:style-name="T113">[,step=1]]]);</text:span></text:span></text:p>
            <text:p text:style-name="P43"><text:span text:style-name="Source_20_Text"><text:span text:style-name="T115">iterRange([start=0[,step=1[,end=Infinity]]]);</text:span></text:span></text:p>
            <text:p text:style-name="P43"><text:span text:style-name="Source_20_Text"><text:span text:style-name="T115"/></text:span></text:p>
            <text:p text:style-name="P44"><text:span text:style-name="Source_20_Text"><text:span text:style-name="T9">arrayCycle(&lt;collection&gt;[,n</text:span></text:span><text:span text:style-name="Source_20_Text"><text:span text:style-name="T116">=100</text:span></text:span><text:span text:style-name="Source_20_Text"><text:span text:style-name="T9">]);</text:span></text:span></text:p>
            <text:p text:style-name="P43"><text:span text:style-name="Source_20_Text"><text:span text:style-name="T115">iterCycle(&lt;iter&gt;[,n</text:span></text:span><text:span text:style-name="Source_20_Text"><text:span text:style-name="T117">=Infinity</text:span></text:span><text:span text:style-name="Source_20_Text"><text:span text:style-name="T115">]);</text:span></text:span></text:p>
            <text:p text:style-name="P43"><text:span text:style-name="Source_20_Text"><text:span text:style-name="T9"/></text:span></text:p>
            <text:p text:style-name="P44"><text:span text:style-name="Source_20_Text"><text:span text:style-name="T9">arrayRepeat(&lt;value&gt;[,n</text:span></text:span><text:span text:style-name="Source_20_Text"><text:span text:style-name="T118">=100</text:span></text:span><text:span text:style-name="Source_20_Text"><text:span text:style-name="T9">]);</text:span></text:span></text:p>
            <text:p text:style-name="P43"><text:span text:style-name="Source_20_Text"><text:span text:style-name="T9">iterRepeat(&lt;value&gt;[,n</text:span></text:span><text:span text:style-name="Source_20_Text"><text:span text:style-name="T117">=Infinity</text:span></text:span><text:span text:style-name="Source_20_Text"><text:span text:style-name="T9">]);</text:span></text:span></text:p>
            <text:p text:style-name="P43"><text:span text:style-name="Source_20_Text"><text:span text:style-name="T119"/></text:span></text:p>
            <text:p text:style-name="P45"><text:span text:style-name="Source_20_Text"><text:span text:style-name="T115">slice(&lt;collection&gt;[,begin=0[,end=Infinity]]);</text:span></text:span></text:p>
            <text:p text:style-name="P46"><text:span text:style-name="Source_20_Text"><text:span text:style-name="T115">withOut(&lt;collection&gt;,&lt;filterCollection&gt;);</text:span></text:span></text:p>
            <text:p text:style-name="P47"><text:span text:style-name="Source_20_Text"><text:span text:style-name="T9"/></text:span></text:p>
            <text:p text:style-name="P47"><text:span text:style-name="Source_20_Text"><text:span text:style-name="T9">reduce(&lt;collection&gt;,&lt;callback&gt;[,initialvalue]);</text:span></text:span></text:p>
            <text:p text:style-name="P48"><text:span text:style-name="Source_20_Text"><text:span text:style-name="T120">count</text:span></text:span><text:span text:style-name="Source_20_Text"><text:span text:style-name="T9">(&lt;collection&gt;,&lt;callback&gt;);</text:span></text:span></text:p>
            <text:p text:style-name="P49"><text:span text:style-name="Source_20_Text"/></text:p>
            <text:p text:style-name="P49"><text:span text:style-name="Source_20_Text"><text:span text:style-name="T9">take(&lt;collection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49"><text:span text:style-name="Source_20_Text"><text:span text:style-name="T9">takeWhile(&lt;collection&gt;,&lt;callback&gt;);</text:span></text:span></text:p>
            <text:p text:style-name="P49"><text:span text:style-name="Source_20_Text"><text:span text:style-name="T9">takeRight(&lt;collec</text:span></text:span><text:span text:style-name="Source_20_Text"><text:span text:style-name="T115">tion</text:span></text:span><text:span text:style-name="Source_20_Text"><text:span text:style-name="T9">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49"><text:span text:style-name="Source_20_Text"><text:span text:style-name="T9">takeRightWhile(&lt;collec</text:span></text:span><text:span text:style-name="Source_20_Text"><text:span text:style-name="T122">tion</text:span></text:span><text:span text:style-name="Source_20_Text"><text:span text:style-name="T9">&gt;,&lt;callback&gt;);</text:span></text:span></text:p>
            <text:p text:style-name="P50"><text:span text:style-name="Source_20_Text"><text:span text:style-name="T9"/></text:span></text:p>
            <text:p text:style-name="P50"><text:span text:style-name="Source_20_Text"><text:span text:style-name="T9">drop(&lt;collection&gt;[,n</text:span></text:span><text:span text:style-name="Source_20_Text"><text:span text:style-name="T121">=1</text:span></text:span><text:span text:style-name="Source_20_Text"><text:span text:style-name="T9">]);</text:span></text:span><text:span text:style-name="Source_20_Text"><text:span text:style-name="T123"> </text:span></text:span></text:p>
            <text:p text:style-name="P50"><text:span text:style-name="Source_20_Text"><text:span text:style-name="T9">dropWhile(&lt;collection&gt;,&lt;callback&gt;);</text:span></text:span></text:p>
            <text:p text:style-name="P51"><text:span text:style-name="Source_20_Text"><text:span text:style-name="T9">dropRight(&lt;collec</text:span></text:span><text:span text:style-name="Source_20_Text"><text:span text:style-name="T122">tion</text:span></text:span><text:span text:style-name="Source_20_Text"><text:span text:style-name="T9">&gt;[,n</text:span></text:span><text:span text:style-name="Source_20_Text"><text:span text:style-name="T121">=1</text:span></text:span><text:span text:style-name="Source_20_Text"><text:span text:style-name="T9">]);</text:span></text:span></text:p>
            <text:p text:style-name="P51"><text:span text:style-name="Source_20_Text"><text:span text:style-name="T9">dropRightWhile(&lt;collec</text:span></text:span><text:span text:style-name="Source_20_Text"><text:span text:style-name="T115">tion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42"><text:span text:style-name="Source_20_Text"><text:span text:style-name="T124">forEach</text:span></text:span><text:span text:style-name="Source_20_Text"><text:span text:style-name="T115">(&lt;collec</text:span></text:span><text:span text:style-name="Source_20_Text"><text:span text:style-name="T125">t</text:span></text:span><text:span text:style-name="Source_20_Text"><text:span text:style-name="T126">ion</text:span></text:span><text:span text:style-name="Source_20_Text"><text:span text:style-name="T115">&gt;,&lt;callback&gt;);</text:span></text:span></text:p>
            <text:p text:style-name="P52"><text:span text:style-name="Source_20_Text"><text:span text:style-name="T127">map(&lt;collection&gt;,&lt;callback&gt;);</text:span></text:span></text:p>
            <text:p text:style-name="P49"><text:span text:style-name="Source_20_Text"><text:span text:style-name="T115">enumerate(&lt;collection&gt;[,offset=0]);</text:span></text:span></text:p>
            <text:p text:style-name="P53"><text:span text:style-name="Source_20_Text"><text:span text:style-name="T128">entries</text:span></text:span><text:span text:style-name="Source_20_Text"><text:span text:style-name="T115">(&lt;collection&gt;[,offset=0]);</text:span></text:span></text:p>
            <text:p text:style-name="P49"><text:span text:style-name="Source_20_Text"><text:span text:style-name="T9">size(&lt;collec</text:span></text:span><text:span text:style-name="Source_20_Text"><text:span text:style-name="T129">tion</text:span></text:span><text:span text:style-name="Source_20_Text"><text:span text:style-name="T9">&gt;);</text:span></text:span></text:p>
            <text:p text:style-name="P49"><text:span text:style-name="Source_20_Text"/></text:p>
            <text:p text:style-name="P54"><text:span text:style-name="Source_20_Text"><text:span text:style-name="T9">every(&lt;collec</text:span></text:span><text:span text:style-name="Source_20_Text"><text:span text:style-name="T130">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4"><text:span text:style-name="Source_20_Text"><text:span text:style-name="T9">some(&lt;collec</text:span></text:span><text:span text:style-name="Source_20_Text"><text:span text:style-name="T130">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text:span text:style-name="Source_20_Text"><text:span text:style-name="T132"> </text:span></text:span></text:p>
            <text:p text:style-name="P54"><text:span text:style-name="Source_20_Text"><text:span text:style-name="T115">none(&lt;collec</text:span></text:span><text:span text:style-name="Source_20_Text"><text:span text:style-name="T130">tion</text:span></text:span><text:span text:style-name="Source_20_Text"><text:span text:style-name="T115">&gt;,&lt;</text:span></text:span><text:span text:style-name="Source_20_Text"><text:span text:style-name="T131">callback</text:span></text:span><text:span text:style-name="Source_20_Text"><text:span text:style-name="T115">&gt;);</text:span></text:span></text:p>
            <text:p text:style-name="P49"><text:span text:style-name="Source_20_Text"/></text:p>
            <text:p text:style-name="P49"><text:span text:style-name="Source_20_Text"><text:span text:style-name="T9">includes(&lt;collec</text:span></text:span><text:span text:style-name="Source_20_Text"><text:span text:style-name="T129">tion</text:span></text:span><text:span text:style-name="Source_20_Text"><text:span text:style-name="T9">&gt;,&lt;value&gt;);</text:span></text:span></text:p>
            <text:p text:style-name="P55"><text:span text:style-name="Source_20_Text"><text:span text:style-name="T133">contains</text:span></text:span><text:span text:style-name="Source_20_Text"><text:span text:style-name="T9">(&lt;collec</text:span></text:span><text:span text:style-name="Source_20_Text"><text:span text:style-name="T129">tion</text:span></text:span><text:span text:style-name="Source_20_Text"><text:span text:style-name="T9">&gt;,&lt;value&gt;);</text:span></text:span></text:p>
            <text:p text:style-name="P49"><text:span text:style-name="Source_20_Text"><text:span text:style-name="T9">find(&lt;</text:span></text:span><text:span text:style-name="Source_20_Text"><text:span text:style-name="T134">collec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49"><text:span text:style-name="Source_20_Text"><text:span text:style-name="T9">findLast(&lt;collection&gt;,&lt;callback&gt;);</text:span></text:span></text:p>
            <text:p text:style-name="P49"><text:span text:style-name="Source_20_Text"/></text:p>
            <text:p text:style-name="P49"><text:span text:style-name="Source_20_Text"><text:span text:style-name="T9">filter(&lt;</text:span></text:span><text:span text:style-name="Source_20_Text"><text:span text:style-name="T134">collection</text:span></text:span><text:span text:style-name="Source_20_Text"><text:span text:style-name="T9">&gt;,&lt;</text:span></text:span><text:span text:style-name="Source_20_Text"><text:span text:style-name="T131">callback</text:span></text:span><text:span text:style-name="Source_20_Text"><text:span text:style-name="T9">&gt;);</text:span></text:span></text:p>
            <text:p text:style-name="P56"><text:span text:style-name="Source_20_Text"><text:span text:style-name="T135">reject(&lt;</text:span></text:span><text:span text:style-name="Source_20_Text"><text:span text:style-name="T134">collection</text:span></text:span><text:span text:style-name="Source_20_Text"><text:span text:style-name="T135">&gt;,&lt;</text:span></text:span><text:span text:style-name="Source_20_Text"><text:span text:style-name="T131">callback</text:span></text:span><text:span text:style-name="Source_20_Text"><text:span text:style-name="T135">&gt;);</text:span></text:span></text:p>
            <text:p text:style-name="P57"><text:span text:style-name="Source_20_Text"><text:span text:style-name="T136">p</text:span></text:span><text:span text:style-name="Source_20_Text"><text:span text:style-name="T137">artition(&lt;collection&gt;,&lt;</text:span></text:span><text:span text:style-name="Source_20_Text"><text:span text:style-name="T138">c</text:span></text:span><text:span text:style-name="Source_20_Text"><text:span text:style-name="T139">all</text:span></text:span><text:span text:style-name="Source_20_Text"><text:span text:style-name="T138">b</text:span></text:span><text:span text:style-name="Source_20_Text"><text:span text:style-name="T139">ack</text:span></text:span><text:span text:style-name="Source_20_Text"><text:span text:style-name="T137">&gt;);</text:span></text:span></text:p>
            <text:p text:style-name="P58"><text:span text:style-name="Source_20_Text"/></text:p>
            <text:p text:style-name="P59"><text:span text:style-name="Source_20_Text"><text:span text:style-name="T140">shuffle(&lt;collection&gt;);</text:span></text:span></text:p>
            <text:p text:style-name="P60"><text:span text:style-name="Source_20_Text"><text:span text:style-name="T106">min(&lt;</text:span></text:span><text:span text:style-name="Source_20_Text"><text:span text:style-name="T141">value1&gt;[,valueN]</text:span></text:span><text:span text:style-name="Source_20_Text"><text:span text:style-name="T106">);</text:span></text:span></text:p>
            <text:p text:style-name="P61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62"><text:span text:style-name="Source_20_Text"><text:span text:style-name="T143">sort(&lt;collection&gt;</text:span></text:span><text:span text:style-name="Source_20_Text"><text:span text:style-name="T144">[</text:span></text:span><text:span text:style-name="Source_20_Text"><text:span text:style-name="T143">,number</text:span></text:span><text:span text:style-name="Source_20_Text"><text:span text:style-name="T145">s=false</text:span></text:span><text:span text:style-name="Source_20_Text"><text:span text:style-name="T144">]</text:span></text:span><text:span text:style-name="Source_20_Text"><text:span text:style-name="T143">);</text:span></text:span></text:p>
            <text:p text:style-name="P62"><text:span text:style-name="Source_20_Text"><text:span text:style-name="T146">reverse(&lt;collec</text:span></text:span><text:span text:style-name="Source_20_Text"><text:span text:style-name="T129">tion</text:span></text:span><text:span text:style-name="Source_20_Text"><text:span text:style-name="T134">&gt;</text:span></text:span><text:span text:style-name="Source_20_Text"><text:span text:style-name="T146">);</text:span></text:span></text:p>
            <text:p text:style-name="P25"><text:span text:style-name="Source_20_Text"/></text:p>
            <text:p text:style-name="P25"><text:span text:style-name="Source_20_Text"><text:span text:style-name="T9">zip(&lt;collection1&gt;[,collectionN]);</text:span></text:span></text:p>
            <text:p text:style-name="P63"><text:span text:style-name="Source_20_Text"><text:span text:style-name="T147">unzip(&lt;collection&gt;);</text:span></text:span></text:p>
            <text:p text:style-name="P63"><text:span text:style-name="Source_20_Text"><text:span text:style-name="T147">zipObj(&lt;collection1&gt;,&lt;collection2&gt;);</text:span></text:span></text:p>
            <text:p text:style-name="P63"><text:span text:style-name="Source_20_Text"><text:span text:style-name="T147"/></text:span></text:p>
            <text:p text:style-name="P64"><text:span text:style-name="Source_20_Text"><text:span text:style-name="T9">item(&lt;collection&gt;,&lt;index&gt;);</text:span></text:span></text:p>
            <text:p text:style-name="P65"><text:span text:style-name="Source_20_Text"><text:span text:style-name="T148">nth(&lt;collection&gt;,&lt;index&gt;);</text:span></text:span></text:p>
            <text:p text:style-name="P66"><text:span text:style-name="Source_20_Text"><text:span text:style-name="T9">first(&lt;collec</text:span></text:span><text:span text:style-name="Source_20_Text"><text:span text:style-name="T129">tion</text:span></text:span><text:span text:style-name="Source_20_Text"><text:span text:style-name="T9">&gt;);</text:span></text:span></text:p>
            <text:p text:style-name="P66"><text:span text:style-name="Source_20_Text"><text:span text:style-name="T149">head(&lt;col</text:span></text:span><text:span text:style-name="Source_20_Text"><text:span text:style-name="T150">lection</text:span></text:span><text:span text:style-name="Source_20_Text"><text:span text:style-name="T149">&gt;);</text:span></text:span></text:p>
            <text:p text:style-name="P67"><text:span text:style-name="Source_20_Text"><text:span text:style-name="T106">last(&lt;collec</text:span></text:span><text:span text:style-name="Source_20_Text"><text:span text:style-name="T151">tion</text:span></text:span><text:span text:style-name="Source_20_Text"><text:span text:style-name="T106">&gt;);</text:span></text:span></text:p>
            <text:p text:style-name="P68">initial(&lt;collection&gt;);</text:p>
            <text:p text:style-name="P69"><text:span text:style-name="Source_20_Text"><text:span text:style-name="T9">tail(&lt;collection&gt;);</text:span></text:span></text:p>
            <text:p text:style-name="P49"><text:span text:style-name="Source_20_Text"><text:span text:style-name="T152">flat(&lt;collection&gt;);</text:span></text:span></text:p>
            <text:p text:style-name="P49"><text:span text:style-name="Source_20_Text"><text:span text:style-name="T9">concat(&lt;collection1&gt;[,collectionN]);</text:span></text:span></text:p>
            <text:p text:style-name="P70"><text:span text:style-name="Source_20_Text"><text:span text:style-name="T127">join(&lt;collection&gt;[,separator</text:span></text:span><text:span text:style-name="Source_20_Text"><text:span text:style-name="T153">=","</text:span></text:span><text:span text:style-name="Source_20_Text"><text:span text:style-name="T127">]);</text:span></text:span></text:p>
          </table:table-cell>
          <table:table-cell table:style-name="Table4.C2" office:value-type="string">
            <text:p text:style-name="P71"><text:span text:style-name="Source_20_Text"><text:span text:style-name="T106"/></text:span></text:p>
            <text:p text:style-name="P72"><text:span text:style-name="Source_20_Text"><text:span text:style-name="T106">Array.fromAsync(); </text:span></text:span></text:p>
            <text:p text:style-name="P72"><text:span text:style-name="Source_20_Text"><text:span text:style-name="T106"><text:line-break/>Array.prototype.toReversed();</text:span></text:span></text:p>
            <text:p text:style-name="P71"><text:span text:style-name="Source_20_Text"><text:span text:style-name="T106"/></text:span></text:p>
            <text:p text:style-name="P71"><text:span text:style-name="Source_20_Text"><text:span text:style-name="T106">Array.prototype.toSorted();</text:span></text:span></text:p>
            <text:p text:style-name="P71"><text:span text:style-name="Source_20_Text"><text:span text:style-name="T106"/></text:span></text:p>
            <text:p text:style-name="P71"><text:span text:style-name="Source_20_Text"><text:span text:style-name="T106">Array.prototype.toSpliced();</text:span></text:span></text:p>
            <text:p text:style-name="P71"><text:span text:style-name="Source_20_Text"><text:span text:style-name="T106"/></text:span></text:p>
            <text:p text:style-name="P71"><text:span text:style-name="Source_20_Text"><text:span text:style-name="T106">Array.prototype.with()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crypto.randomUUID()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globalThis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Map.groupBy();</text:span></text:span></text:p>
            <text:p text:style-name="P74"><text:span text:style-name="Source_20_Text"><text:span text:style-name="T106"/></text:span></text:p>
            <text:p text:style-name="P73"><text:span text:style-name="Source_20_Text"><text:span text:style-name="T154">Object.groupBy();</text:span></text:span></text:p>
            <text:p text:style-name="P73"><text:span text:style-name="Source_20_Text"><text:span text:style-name="T106"/></text:span></text:p>
            <text:p text:style-name="P73"><text:span text:style-name="Source_20_Text"><text:span text:style-name="T106">Object</text:span></text:span><text:span text:style-name="Source_20_Text"><text:span text:style-name="T155">.</text:span></text:span><text:span text:style-name="Source_20_Text"><text:span text:style-name="T156">hasOwn();</text:span></text:span></text:p>
            <text:p text:style-name="P73"><text:span text:style-name="Source_20_Text"><text:span text:style-name="T106"/></text:span></text:p>
            <text:p text:style-name="P75"><text:span text:style-name="Source_20_Text"><text:span text:style-name="T157">TypedArray.prototype.toReversed();</text:span></text:span><text:span text:style-name="T9"/></text:p>
            <text:p text:style-name="P75"><text:span text:style-name="Source_20_Text"><text:span text:style-name="T157"/></text:span></text:p>
            <text:p text:style-name="P75"><text:span text:style-name="Source_20_Text"><text:span text:style-name="T157">TypedArray.prototype.toSorted();</text:span></text:span><text:span text:style-name="T9"/></text:p>
            <text:p text:style-name="P75"><text:span text:style-name="Source_20_Text"><text:span text:style-name="T157"/></text:span></text:p>
            <text:p text:style-name="P75"><text:span text:style-name="Source_20_Text"><text:span text:style-name="T157">TypedArray.prototype.with();</text:span></text:span></text:p>
            <text:p text:style-name="P75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76"><text:span text:style-name="T158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77"><text:span text:style-name="Source_20_Text"><text:span text:style-name="T106"/></text:span></text:p>
            <text:p text:style-name="P77"><text:span text:style-name="Source_20_Text"><text:span text:style-name="T106">BigInt.prototype.toJSON();</text:span></text:span></text:p>
            <text:p text:style-name="P78"><text:span text:style-name="Source_20_Text"><text:span text:style-name="T159"/></text:span></text:p>
            <text:p text:style-name="P78"><text:span text:style-name="Source_20_Text"><text:span text:style-name="T160">window.</text:span></text:span><text:span text:style-name="Source_20_Text"><text:span text:style-name="T159">A</text:span></text:span><text:span text:style-name="Source_20_Text"><text:span text:style-name="T106">syncFunction</text:span></text:span><text:span text:style-name="Source_20_Text"><text:span text:style-name="T159">();</text:span></text:span></text:p>
            <text:p text:style-name="P78"><text:span text:style-name="Source_20_Text"><text:span text:style-name="T106"/></text:span></text:p>
            <text:p text:style-name="P78"><text:span text:style-name="Source_20_Text"><text:span text:style-name="T160">window.</text:span></text:span><text:span text:style-name="Source_20_Text"><text:span text:style-name="T106">GeneratorFunction();</text:span></text:span></text:p>
            <text:p text:style-name="P78"><text:span text:style-name="Source_20_Text"><text:span text:style-name="T106"/>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table:number-columns-spanned="2" office:value-type="string">
            <text:p text:style-name="P80">Math <text:span text:style-name="T13">API</text:span></text:p>
          </table:table-cell>
          <table:covered-table-cell/>
          <table:table-cell table:style-name="Table2.C1" office:value-type="string">
            <text:p text:style-name="P81">Abstract <text:span text:style-name="T13">API</text:span></text:p>
          </table:table-cell>
        </table:table-row>
        <table:table-row>
          <table:table-cell table:style-name="Table2.A2" office:value-type="string">
            <text:p text:style-name="P82"/>
            <text:p text:style-name="P82">sum(&lt;value1&gt;[,valueN]);</text:p>
            <text:p text:style-name="P82">avg(&lt;value1&gt;[,valueN]);</text:p>
            <text:p text:style-name="P82">product(&lt;value1&gt;[,valueN]);</text:p>
            <text:p text:style-name="P82"/>
            <text:p text:style-name="P82">clamp(&lt;value&gt;,&lt;min&gt;,&lt;max&gt;);</text:p>
            <text:p text:style-name="P83"><text:span text:style-name="T161">minmax</text:span>(&lt;value&gt;,&lt;min&gt;,&lt;max&gt;);</text:p>
            <text:p text:style-name="P82"/>
            <text:p text:style-name="P84">isEven(&lt;value&gt;);</text:p>
            <text:p text:style-name="P84">isOdd(&lt;val<text:span text:style-name="T162">ue</text:span>&gt;);</text:p>
            <text:p text:style-name="P84"/>
            <text:p text:style-name="P85"><text:span text:style-name="Source_20_Text"><text:span text:style-name="T16">randomInt([max]);</text:span></text:span></text:p>
            <text:p text:style-name="P86"><text:span text:style-name="Source_20_Text"><text:span text:style-name="T16">randomInt(&lt;min&gt;,&lt;max&gt;);</text:span></text:span></text:p>
            <text:p text:style-name="P86"><text:span text:style-name="Source_20_Text"/></text:p>
            <text:p text:style-name="P85"><text:span text:style-name="Source_20_Text"><text:span text:style-name="T163">randomFloat([max]);</text:span></text:span></text:p>
            <text:p text:style-name="P86"><text:span text:style-name="Source_20_Text"><text:span text:style-name="T163">randomFloat(&lt;min&gt;,&lt;max&gt;);</text:span></text:span></text:p>
            <text:p text:style-name="P85"><text:span text:style-name="Source_20_Text"/></text:p>
            <text:p text:style-name="P85"><text:span text:style-name="Source_20_Text"><text:span text:style-name="T16">inRange(&lt;value&gt;,&lt;min&gt;,&lt;max&gt;);</text:span></text:span></text:p>
            <text:p text:style-name="P85"><text:span text:style-name="Source_20_Text"/></text:p>
            <text:p text:style-name="P85"><text:span text:style-name="Source_20_Text"><text:span text:style-name="T164">signbit(&lt;value&gt;);</text:span></text:span></text:p>
            <text:p text:style-name="P87"/>
          </table:table-cell>
          <table:table-cell table:style-name="Table2.B2" office:value-type="string">
            <text:p text:style-name="P82"/>
            <text:p text:style-name="P88"><text:span text:style-name="T165">t</text:span>oInt8(&lt;value&gt;);</text:p>
            <text:p text:style-name="P88">toInt16(&lt;value&gt;);</text:p>
            <text:p text:style-name="P88">toInt32(&lt;value&gt;);</text:p>
            <text:p text:style-name="P89">toUInt8(&lt;value&gt;);</text:p>
            <text:p text:style-name="P89">toUInt<text:span text:style-name="T166">1</text:span>6(&lt;value&gt;);</text:p>
            <text:p text:style-name="P89">toUInt32(&lt;value&gt;;</text:p>
            <text:p text:style-name="P88">toBigInt64(&lt;value&gt;);</text:p>
            <text:p text:style-name="P88">toBigUInt64(&lt;value&gt;);</text:p>
            <text:p text:style-name="P90">toFloat<text:span text:style-name="T167">16</text:span>(&lt;value&gt;);</text:p>
            <text:p text:style-name="P91">toFloat32(&lt;value&gt;);</text:p>
            <text:p text:style-name="P82"/>
            <text:p text:style-name="P92">isInt8(&lt;value&gt;);</text:p>
            <text:p text:style-name="P92">isInt16(&lt;value&gt;);</text:p>
            <text:p text:style-name="P92">isInt32(&lt;value&gt;);</text:p>
            <text:p text:style-name="P93">isUInt8(&lt;value&gt;);</text:p>
            <text:p text:style-name="P93">isUInt16(&lt;value&gt;);</text:p>
            <text:p text:style-name="P93">isUInt32(&lt;value&gt;);</text:p>
            <text:p text:style-name="P92">isBigInt64(&lt;value&gt;);</text:p>
            <text:p text:style-name="P94"><text:span text:style-name="T168">i</text:span><text:span text:style-name="T167">s</text:span>BigUInt64(&lt;value&gt;);</text:p>
            <text:p text:style-name="P95"><text:span text:style-name="T167">is</text:span><text:span text:style-name="T166">Float</text:span><text:span text:style-name="T169">16</text:span><text:span text:style-name="T166">(&lt;value&gt;);</text:span></text:p>
          </table:table-cell>
          <table:table-cell table:style-name="Table2.C2" office:value-type="string">
            <text:p text:style-name="P73"><text:span text:style-name="Source_20_Text"/></text:p>
            <text:p text:style-name="P96"><text:span text:style-name="Source_20_Text"><text:span text:style-name="T170">getIn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);</text:span></text:span></text:p>
            <text:p text:style-name="P96"><text:span text:style-name="Source_20_Text"><text:span text:style-name="T170">getInV(&lt;</text:span></text:span><text:span text:style-name="Source_20_Text"><text:span text:style-name="T175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);</text:span></text:span></text:p>
            <text:p text:style-name="P97"><text:span text:style-name="Source_20_Text"><text:span text:style-name="T170">hasIn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);</text:span></text:span></text:p>
            <text:p text:style-name="P97"><text:span text:style-name="Source_20_Text"><text:span text:style-name="T170">setIn(&lt;</text:span></text:span><text:span text:style-name="Source_20_Text"><text:span text:style-name="T174">o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,&lt;</text:span></text:span><text:span text:style-name="Source_20_Text"><text:span text:style-name="T173">v</text:span></text:span><text:span text:style-name="Source_20_Text"><text:span text:style-name="T174">alue</text:span></text:span><text:span text:style-name="Source_20_Text"><text:span text:style-name="T170">&gt;);</text:span></text:span></text:p>
            <text:p text:style-name="P98"><text:span text:style-name="Source_20_Text"/></text:p>
            <text:p text:style-name="P99"><text:span text:style-name="Source_20_Text"><text:span text:style-name="T176">to</text:span></text:span><text:span text:style-name="Source_20_Text"><text:span text:style-name="T177">Index(&lt;v</text:span></text:span><text:span text:style-name="Source_20_Text"><text:span text:style-name="T178">alue</text:span></text:span><text:span text:style-name="Source_20_Text"><text:span text:style-name="T177">&gt;);</text:span></text:span></text:p>
            <text:p text:style-name="P99"><text:span text:style-name="Source_20_Text"><text:span text:style-name="T170">toPropertyKey(&lt;</text:span></text:span><text:span text:style-name="Source_20_Text"><text:span text:style-name="T179">v</text:span></text:span><text:span text:style-name="Source_20_Text"><text:span text:style-name="T178">alue</text:span></text:span><text:span text:style-name="Source_20_Text"><text:span text:style-name="T170">&gt;);</text:span></text:span></text:p>
            <text:p text:style-name="P99"><text:span text:style-name="Source_20_Text"><text:span text:style-name="T180">toInteger(&lt;val</text:span></text:span><text:span text:style-name="Source_20_Text"><text:span text:style-name="T178">ue</text:span></text:span><text:span text:style-name="Source_20_Text"><text:span text:style-name="T180">&gt;);</text:span></text:span></text:p>
            <text:p text:style-name="P100"><text:span text:style-name="Source_20_Text"><text:span text:style-name="T181">toArray(v</text:span></text:span><text:span text:style-name="Source_20_Text"><text:span text:style-name="T178">alue</text:span></text:span><text:span text:style-name="Source_20_Text"><text:span text:style-name="T181">);</text:span></text:span></text:p>
            <text:p text:style-name="P73"><text:span text:style-name="Source_20_Text"><text:span text:style-name="T170">toObject(&lt;</text:span></text:span><text:span text:style-name="Source_20_Text"><text:span text:style-name="T174">value</text:span></text:span><text:span text:style-name="Source_20_Text"><text:span text:style-name="T170">&gt;);</text:span></text:span></text:p>
            <text:p text:style-name="P73"><text:span text:style-name="Source_20_Text"/></text:p>
            <text:p text:style-name="P100"><text:span text:style-name="Source_20_Text"><text:span text:style-name="T177">isIndex(&lt;v</text:span></text:span><text:span text:style-name="Source_20_Text"><text:span text:style-name="T178">alue</text:span></text:span><text:span text:style-name="Source_20_Text"><text:span text:style-name="T177">&gt;);</text:span></text:span></text:p>
            <text:p text:style-name="P100"><text:span text:style-name="Source_20_Text"><text:span text:style-name="T170">isPropertyKey(&lt;</text:span></text:span><text:span text:style-name="Source_20_Text"><text:span text:style-name="T179">v</text:span></text:span><text:span text:style-name="Source_20_Text"><text:span text:style-name="T178">alue</text:span></text:span><text:span text:style-name="Source_20_Text"><text:span text:style-name="T170">&gt;);</text:span></text:span></text:p>
            <text:p text:style-name="P100"><text:span text:style-name="Source_20_Text"><text:span text:style-name="T170">isSameValue(&lt;</text:span></text:span><text:span text:style-name="Source_20_Text"><text:span text:style-name="T182">v</text:span></text:span><text:span text:style-name="Source_20_Text"><text:span text:style-name="T178">alue</text:span></text:span><text:span text:style-name="Source_20_Text"><text:span text:style-name="T182">1</text:span></text:span><text:span text:style-name="Source_20_Text"><text:span text:style-name="T170">&gt;,&lt;</text:span></text:span><text:span text:style-name="Source_20_Text"><text:span text:style-name="T182">v</text:span></text:span><text:span text:style-name="Source_20_Text"><text:span text:style-name="T178">alue</text:span></text:span><text:span text:style-name="Source_20_Text"><text:span text:style-name="T182">2</text:span></text:span><text:span text:style-name="Source_20_Text"><text:span text:style-name="T170">&gt;);</text:span></text:span></text:p>
            <text:p text:style-name="P101"><text:span text:style-name="Source_20_Text"><text:span text:style-name="T170">isSameValueZero(&lt;</text:span></text:span><text:span text:style-name="Source_20_Text"><text:span text:style-name="T174">value1</text:span></text:span><text:span text:style-name="Source_20_Text"><text:span text:style-name="T170">&gt;,&lt;</text:span></text:span><text:span text:style-name="Source_20_Text"><text:span text:style-name="T174">value2</text:span></text:span><text:span text:style-name="Source_20_Text"><text:span text:style-name="T170">&gt;);</text:span></text:span></text:p>
            <text:p text:style-name="P101"><text:span text:style-name="Source_20_Text"><text:span text:style-name="T170">isSameValueNonNumber(&lt;</text:span></text:span><text:span text:style-name="Source_20_Text"><text:span text:style-name="T174">val</text:span></text:span><text:span text:style-name="Source_20_Text"><text:span text:style-name="T183">ue</text:span></text:span><text:span text:style-name="Source_20_Text"><text:span text:style-name="T174">1</text:span></text:span><text:span text:style-name="Source_20_Text"><text:span text:style-name="T170">&gt;,&lt;</text:span></text:span><text:span text:style-name="Source_20_Text"><text:span text:style-name="T174">val</text:span></text:span><text:span text:style-name="Source_20_Text"><text:span text:style-name="T183">ue</text:span></text:span><text:span text:style-name="Source_20_Text"><text:span text:style-name="T174">2</text:span></text:span><text:span text:style-name="Source_20_Text"><text:span text:style-name="T170">&gt;);</text:span></text:span></text:p>
            <text:p text:style-name="P101"><text:span text:style-name="Source_20_Text"/></text:p>
            <text:p text:style-name="P100"><text:span text:style-name="Source_20_Text"><text:span text:style-name="T184">type(&lt;value&gt;);</text:span></text:span></text:p>
            <text:p text:style-name="P100"><text:span text:style-name="Source_20_Text"><text:span text:style-name="T170">createDataProperty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,&lt;</text:span></text:span><text:span text:style-name="Source_20_Text"><text:span text:style-name="T180">val</text:span></text:span><text:span text:style-name="Source_20_Text"><text:span text:style-name="T178">ue</text:span></text:span><text:span text:style-name="Source_20_Text"><text:span text:style-name="T170">&gt;);</text:span></text:span></text:p>
            <text:p text:style-name="P100"><text:span text:style-name="Source_20_Text"><text:span text:style-name="T170">createMethodProperty(&lt;</text:span></text:span><text:span text:style-name="Source_20_Text"><text:span text:style-name="T171">o</text:span></text:span><text:span text:style-name="Source_20_Text"><text:span text:style-name="T172">bject</text:span></text:span><text:span text:style-name="Source_20_Text"><text:span text:style-name="T170">&gt;,&lt;</text:span></text:span><text:span text:style-name="Source_20_Text"><text:span text:style-name="T173">pr</text:span></text:span><text:span text:style-name="Source_20_Text"><text:span text:style-name="T174">operty</text:span></text:span><text:span text:style-name="Source_20_Text"><text:span text:style-name="T170">&gt;,&lt;</text:span></text:span><text:span text:style-name="Source_20_Text"><text:span text:style-name="T180">val</text:span></text:span><text:span text:style-name="Source_20_Text"><text:span text:style-name="T178">ue</text:span></text:span><text:span text:style-name="Source_20_Text"><text:span text:style-name="T170">&gt;);</text:span></text:span></text:p>
            <text:p text:style-name="P100"><text:span text:style-name="Source_20_Text"/></text:p>
          </table:table-cell>
        </table:table-row>
        <table:table-row table:style-name="Table2.1">
          <table:table-cell table:style-name="Table2.A3" table:number-columns-spanned="3" office:value-type="string">
            <text:p text:style-name="P102"><text:span text:style-name="Source_20_Text"><text:span text:style-name="T185">Cookie </text:span></text:span><text:span text:style-name="Source_20_Text"><text:span text:style-name="T186">API</text:span></text:span></text:p>
          </table:table-cell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103"><text:span text:style-name="Source_20_Text"><text:span text:style-name="T16">getCookie([name]);</text:span></text:span></text:p>
            <text:p text:style-name="P103"><text:span text:style-name="Source_20_Text"><text:span text:style-name="T16">hasCookie(&lt;name&gt;);</text:span></text:span></text:p>
            <text:p text:style-name="P104"><text:span text:style-name="Source_20_Text"><text:span text:style-name="T16">setCookie</text:span></text:span><text:span text:style-name="Source_20_Text"><text:span text:style-name="T187">(&lt;Options obj</text:span></text:span><text:span text:style-name="Source_20_Text"><text:span text:style-name="T188">ect</text:span></text:span><text:span text:style-name="Source_20_Text"><text:span text:style-name="T187">&gt;);</text:span></text:span><text:span text:style-name="Source_20_Text"><text:span text:style-name="T16"> setCookie(&lt;name&gt;,&lt;value&gt;[,hours</text:span></text:span><text:span text:style-name="Source_20_Text"><text:span text:style-name="T187">=8760</text:span></text:span><text:span text:style-name="Source_20_Text"><text:span text:style-name="T16">[,path</text:span></text:span><text:span text:style-name="Source_20_Text"><text:span text:style-name="T187">="/"</text:span></text:span><text:span text:style-name="Source_20_Text"><text:span text:style-name="T16">[,domain[,secure[,SameSite</text:span></text:span><text:span text:style-name="Source_20_Text"><text:span text:style-name="T187">=</text:span></text:span><text:span text:style-name="Source_20_Text"><text:span text:style-name="T189">"Lax"</text:span></text:span><text:span text:style-name="Source_20_Text"><text:span text:style-name="T16">[,HttpOnly]]]]]]);</text:span></text:span></text:p>
            <text:p text:style-name="P104"><text:span text:style-name="Source_20_Text"><text:span text:style-name="T16">removeCookie</text:span></text:span><text:span text:style-name="Source_20_Text"><text:span text:style-name="T187">(&lt;Options obj</text:span></text:span><text:span text:style-name="Source_20_Text"><text:span text:style-name="T188">ect</text:span></text:span><text:span text:style-name="Source_20_Text"><text:span text:style-name="T187">&gt;);</text:span></text:span></text:p>
            <text:p text:style-name="P105"><text:span text:style-name="Source_20_Text"><text:span text:style-name="T16">removeCookie(&lt;name&gt;[,path</text:span></text:span><text:span text:style-name="Source_20_Text"><text:span text:style-name="T187">="/"</text:span></text:span><text:span text:style-name="Source_20_Text"><text:span text:style-name="T16">[,domain[,secure[,SameSite</text:span></text:span><text:span text:style-name="Source_20_Text"><text:span text:style-name="T187">=</text:span></text:span><text:span text:style-name="Source_20_Text"><text:span text:style-name="T189">"Lax"</text:span></text:span><text:span text:style-name="Source_20_Text"><text:span text:style-name="T16">[,HttpOnly]]]]]);</text:span></text:span></text:p>
            <text:p text:style-name="P104"><text:span text:style-name="Source_20_Text"><text:span text:style-name="T16">clearCookies</text:span></text:span><text:span text:style-name="Source_20_Text"><text:span text:style-name="T187">(&lt;Options obj</text:span></text:span><text:span text:style-name="Source_20_Text"><text:span text:style-name="T188">ect</text:span></text:span><text:span text:style-name="Source_20_Text"><text:span text:style-name="T187">&gt;);</text:span></text:span></text:p>
            <text:p text:style-name="P105"><text:span text:style-name="Source_20_Text"><text:span text:style-name="T16">clearCookies([path</text:span></text:span><text:span text:style-name="Source_20_Text"><text:span text:style-name="T187">="/"</text:span></text:span><text:span text:style-name="Source_20_Text"><text:span text:style-name="T16">[,domain[,</text:span></text:span><text:span text:style-name="Source_20_Text"><text:span text:style-name="T190">sec</text:span></text:span><text:span text:style-name="Source_20_Text"><text:span text:style-name="T16">[,SameSite</text:span></text:span><text:span text:style-name="Source_20_Text"><text:span text:style-name="T187">=</text:span></text:span><text:span text:style-name="Source_20_Text"><text:span text:style-name="T189">"Lax"</text:span></text:span><text:span text:style-name="Source_20_Text"><text:span text:style-name="T16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106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6" table:number-columns-spanned="3" office:value-type="string">
            <text:p text:style-name="P107"><text:span text:style-name="Source_20_Text"><text:span text:style-name="T16">getText(&lt;url&gt;,&lt;success&gt;);</text:span></text:span></text:p>
            <text:p text:style-name="P107"><text:span text:style-name="Source_20_Text"><text:span text:style-name="T16">getJson(&lt;url&gt;,&lt;success&gt;);</text:span></text:span></text:p>
            <text:p text:style-name="P107"><text:span text:style-name="Source_20_Text"><text:span text:style-name="T16"/></text:span></text:p>
            <text:p text:style-name="P108"><text:span text:style-name="Source_20_Text"><text:span text:style-name="T16">ajax(&lt;Options obj</text:span></text:span><text:span text:style-name="Source_20_Text"><text:span text:style-name="T188">ect</text:span></text:span><text:span text:style-name="Source_20_Text"><text:span text:style-name="T16">&gt;);</text:span></text:span></text:p>
            <text:p text:style-name="P109"><text:span text:style-name="Source_20_Text"><text:span text:style-name="T14">Options object properties (* = default value):</text:span></text:span><text:span text:style-name="Source_20_Text"><text:span text:style-name="T16"> url: </text:span></text:span><text:span text:style-name="Source_20_Text"><text:span text:style-name="T36">string</text:span></text:span><text:span text:style-name="Source_20_Text"><text:span text:style-name="T16">, data: </text:span></text:span><text:span text:style-name="Source_20_Text"><text:span text:style-name="T36">string</text:span></text:span><text:span text:style-name="Source_20_Text"><text:span text:style-name="T16">, queryType: </text:span></text:span><text:span text:style-name="Source_20_Text"><text:span text:style-name="T36">*"ajax"/"cors"</text:span></text:span><text:span text:style-name="Source_20_Text"><text:span text:style-name="T16">, type: </text:span></text:span><text:span text:style-name="Source_20_Text"><text:span text:style-name="T36">*"get"/"post"</text:span></text:span><text:span text:style-name="Source_20_Text"><text:span text:style-name="T16">, success: </text:span></text:span><text:span text:style-name="Source_20_Text"><text:span text:style-name="T36">function</text:span></text:span><text:span text:style-name="Source_20_Text"><text:span text:style-name="T16">, error: </text:span></text:span><text:span text:style-name="Source_20_Text"><text:span text:style-name="T36">function</text:span></text:span><text:span text:style-name="Source_20_Text"><text:span text:style-name="T16">, format: </text:span></text:span><text:span text:style-name="Source_20_Text"><text:span text:style-name="T36">*"text"/"json"/"xml"</text:span></text:span><text:span text:style-name="Source_20_Text"><text:span text:style-name="T16">, user: </text:span></text:span><text:span text:style-name="Source_20_Text"><text:span text:style-name="T36">string</text:span></text:span><text:span text:style-name="Source_20_Text"><text:span text:style-name="T16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</table:table>
      <text:p text:style-name="P7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1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0">V3.1.0</text:p>
          </table:table-cell>
          <table:table-cell table:style-name="Table3.A2" office:value-type="string">
            <text:p text:style-name="P110">v3.8.0</text:p>
          </table:table-cell>
          <table:table-cell table:style-name="Table3.C2" office:value-type="string">
            <text:p text:style-name="P111">v5.6.0</text:p>
          </table:table-cell>
        </table:table-row>
        <table:table-row>
          <table:table-cell table:style-name="Table3.A3" office:value-type="string">
            <text:p text:style-name="P112">Array.from();</text:p>
            <text:p text:style-name="P112">Array.of();</text:p>
            <text:p text:style-name="P113">Array.prototype.copyWithin();</text:p>
            <text:p text:style-name="P113">Array.prototype.fill();</text:p>
            <text:p text:style-name="P112">Array.prototype.find();</text:p>
            <text:p text:style-name="P112">Array.prototype.findIndex();</text:p>
            <text:p text:style-name="P112">Object.create();</text:p>
            <text:p text:style-name="P113">String.fromCodePoint();</text:p>
            <text:p text:style-name="P113">String.prototype.codePointAt();</text:p>
            <text:p text:style-name="P114">String.prototype.endsWith();</text:p>
            <text:p text:style-name="P113">String.prototype.startsWith();</text:p>
            <text:p text:style-name="P112"/>
            <text:p text:style-name="P115">Math.acosh();</text:p>
            <text:p text:style-name="P115">Math.asinh();</text:p>
            <text:p text:style-name="P115">Math.atanh();</text:p>
            <text:p text:style-name="P115">Math.cbrt();</text:p>
            <text:p text:style-name="P115">Math.clz32();</text:p>
            <text:p text:style-name="P115">Math.cosh();</text:p>
            <text:p text:style-name="P115">Math.expm1();</text:p>
            <text:p text:style-name="P115">Math.fround();</text:p>
            <text:p text:style-name="P115">Math.hypot();</text:p>
            <text:p text:style-name="P115">Math.imul();</text:p>
            <text:p text:style-name="P115">Math.log1p();</text:p>
            <text:p text:style-name="P115">Math.log10();</text:p>
            <text:p text:style-name="P115">Math.log2();</text:p>
            <text:p text:style-name="P115">Math.sign();</text:p>
            <text:p text:style-name="P115">Math.sinh();</text:p>
            <text:p text:style-name="P115">Math.tanh();</text:p>
            <text:p text:style-name="P115">Math.trunc();</text:p>
            <text:p text:style-name="P115"/>
            <text:p text:style-name="P112">Number.EPSILON;</text:p>
            <text:p text:style-name="P116">Number.isNaN();</text:p>
            <text:p text:style-name="P116">isNaN();</text:p>
            <text:p text:style-name="P112">Number.isInteger();</text:p>
            <text:p text:style-name="P112">Number.isFinite();</text:p>
            <text:p text:style-name="P112">Number.isSafeInteger();</text:p>
            <text:p text:style-name="P112">Number.parseInt();</text:p>
            <text:p text:style-name="P112">Number.parseFloat();</text:p>
          </table:table-cell>
          <table:table-cell table:style-name="Table3.B3" office:value-type="string">
            <text:p text:style-name="P113"><text:span text:style-name="Source_20_Text"><text:span text:style-name="T191"/></text:span></text:p>
            <text:p text:style-name="P117"><text:span text:style-name="Source_20_Text"><text:span text:style-name="T191">Array.prototype.values();</text:span></text:span></text:p>
            <text:p text:style-name="P117"><text:span text:style-name="Source_20_Text"><text:span text:style-name="T191"/></text:span></text:p>
            <text:p text:style-name="P117"><text:span text:style-name="Source_20_Text"><text:span text:style-name="T191">Array.prototype.includes();</text:span></text:span></text:p>
            <text:p text:style-name="P117"/>
            <text:p text:style-name="P114"><text:span text:style-name="Source_20_Text"><text:span text:style-name="T191">ChildNode.after();</text:span></text:span><text:line-break/><text:span text:style-name="Source_20_Text"><text:span text:style-name="T191">ChildNode.before();</text:span></text:span><text:line-break/><text:span text:style-name="Source_20_Text"><text:span text:style-name="T191">ChildNode.remove();</text:span></text:span><text:line-break/><text:span text:style-name="Source_20_Text"><text:span text:style-name="T191">ChildNode.replaceWith();</text:span></text:span></text:p>
            <text:p text:style-name="P117"/>
            <text:p text:style-name="P114"><text:span text:style-name="Source_20_Text"><text:span text:style-name="T191">Element.prototype.closest();<text:line-break/>Element.prototype.getAttributeNames();</text:span></text:span></text:p>
            <text:p text:style-name="P114"><text:span text:style-name="Source_20_Text"><text:span text:style-name="T191">Element.prototype.matches();</text:span></text:span></text:p>
            <text:p text:style-name="P114"><text:span text:style-name="Source_20_Text"><text:span text:style-name="T191">Element.prototype.toggleAttribute();</text:span></text:span></text:p>
            <text:p text:style-name="P117"/>
            <text:p text:style-name="P114"><text:span text:style-name="Source_20_Text"><text:span text:style-name="T191">ParentNode.append();</text:span></text:span></text:p>
            <text:p text:style-name="P114"><text:span text:style-name="Source_20_Text"><text:span text:style-name="T191"/></text:span></text:p>
            <text:p text:style-name="P114"><text:span text:style-name="Source_20_Text"><text:span text:style-name="T191">ParentNode.prepend();</text:span></text:span><text:line-break/><text:line-break/><text:span text:style-name="Source_20_Text"><text:span text:style-name="T191">String.prototype[Symbol.iterator]();</text:span></text:span></text:p>
            <text:p text:style-name="P117"><text:span text:style-name="Source_20_Text"><text:span text:style-name="T191">String.prototype.includes();</text:span></text:span></text:p>
            <text:p text:style-name="P117"><text:span text:style-name="Source_20_Text"><text:span text:style-name="T191">String.prototype.repeat();</text:span></text:span><text:line-break/></text:p>
            <text:p text:style-name="P113"><text:span text:style-name="Source_20_Text"><text:span text:style-name="T191">NodeList.prototype.forEach();</text:span></text:span><text:line-break/></text:p>
            <text:p text:style-name="P117"><text:span text:style-name="Source_20_Text"><text:span text:style-name="T191">Object.assign();</text:span></text:span></text:p>
            <text:p text:style-name="P117"><text:span text:style-name="Source_20_Text"><text:span text:style-name="T191"/></text:span></text:p>
            <text:p text:style-name="P114"><text:span text:style-name="Source_20_Text"><text:span text:style-name="T191">Object.entries();</text:span></text:span><text:line-break/></text:p>
            <text:p text:style-name="P114"><text:span text:style-name="Source_20_Text"><text:span text:style-name="T191">Object.getOwnPropertyDescriptors();</text:span></text:span><text:line-break/></text:p>
            <text:p text:style-name="P114"><text:span text:style-name="Source_20_Text"><text:span text:style-name="T191">Object.values();</text:span></text:span><text:line-break/></text:p>
            <text:p text:style-name="P113"><text:span text:style-name="Source_20_Text"><text:span text:style-name="T191">RegExp.prototype.flags;</text:span></text:span><text:line-break/></text:p>
            <text:p text:style-name="P113"><text:span text:style-name="Source_20_Text"><text:span text:style-name="T191">window.screenLeft;</text:span></text:span><text:line-break/><text:span text:style-name="Source_20_Text"><text:span text:style-name="T191">window.screenTop;</text:span></text:span></text:p>
            <text:p text:style-name="P113"><text:span text:style-name="Source_20_Text"><text:span text:style-name="T191"/></text:span></text:p>
          </table:table-cell>
          <table:table-cell table:style-name="Table3.C3" office:value-type="string">
            <text:p text:style-name="P112"/>
            <text:p text:style-name="P112">Array.prototype.at();</text:p>
            <text:p text:style-name="P112"/>
            <text:p text:style-name="P112">Array.prototype.findLast();</text:p>
            <text:p text:style-name="P112">Array.prototype.findLastIndex();</text:p>
            <text:p text:style-name="P112"/>
            <text:p text:style-name="P112">Array.prototype.flat();</text:p>
            <text:p text:style-name="P112">Array.prototype.flatMap();</text:p>
            <text:p text:style-name="P112"/>
            <text:p text:style-name="P112">Array.prototype.group();</text:p>
            <text:p text:style-name="P112">Array.prototype.groupToMap();</text:p>
            <text:p text:style-name="P112"/>
            <text:p text:style-name="P112">Number.MIN_SAFE_INTEGER;</text:p>
            <text:p text:style-name="P112">Number.MAX_SAFE_INTEGER;</text:p>
            <text:p text:style-name="P112"/>
            <text:p text:style-name="P112">Object.fromEntries();</text:p>
            <text:p text:style-name="P112"/>
            <text:p text:style-name="P112">Object.is();</text:p>
            <text:p text:style-name="P112"/>
            <text:p text:style-name="P112">String.prototype.at();</text:p>
            <text:p text:style-name="P112"/>
            <text:p text:style-name="P112">String.prototype.matchAll();</text:p>
            <text:p text:style-name="P112"/>
            <text:p text:style-name="P112">String.prototype.padStart();</text:p>
            <text:p text:style-name="P112">String.prototype.padEnd();</text:p>
            <text:p text:style-name="P112"/>
            <text:p text:style-name="P112">String.prototype.replaceAll();</text:p>
            <text:p text:style-name="P112"/>
            <text:p text:style-name="P112">String.prototype.trimStart();</text:p>
            <text:p text:style-name="P112">String.prototype.trimLeft();</text:p>
            <text:p text:style-name="P112">String.prototype.trimEnd();</text:p>
            <text:p text:style-name="P112">String.prototype.trimRight();</text:p>
            <text:p text:style-name="P112"/>
            <text:p text:style-name="P112">Typedarray.prototype.at();</text:p>
            <text:p text:style-name="P112"/>
            <text:p text:style-name="P112">TypedArray.prototype.findLast();</text:p>
            <text:p text:style-name="P112">TypedArray.prototype.findLastIndex();</text:p>
            <text:p text:style-name="P112"/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initial-creator>Czigler, Ferenc</meta:initial-creator>
    <meta:creation-date>2018-01-01T17:18:00Z</meta:creation-date>
    <dc:date>2025-04-04T16:02:50.578390200</dc:date>
    <meta:print-date>2025-02-17T19:57:56.397000000</meta:print-date>
    <meta:editing-cycles>807</meta:editing-cycles>
    <meta:editing-duration>PT18H45M27S</meta:editing-duration>
    <meta:printed-by>PDF files</meta:printed-by>
    <meta:document-statistic meta:table-count="4" meta:image-count="0" meta:object-count="0" meta:page-count="4" meta:paragraph-count="331" meta:word-count="452" meta:character-count="9338" meta:non-whitespace-character-count="9188"/>
    <meta:template xlink:type="simple" xlink:actuate="onRequest" xlink:title="" xlink:href="Normal.dotm"/>
  </office:meta>
</office:document-meta>
</file>